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Regular" svg:font-family="Regula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Times New Roman" fo:font-size="16pt" style:font-size-asian="16pt" style:font-size-complex="16pt"/>
    </style:style>
    <style:style style:name="P3" style:parent-style-name="Standard" style:family="paragraph">
      <style:text-properties style:font-name="Times New Roman" fo:font-size="16pt" style:font-size-asian="16pt" style:font-size-complex="16pt"/>
    </style:style>
    <style:style style:name="P4" style:parent-style-name="Standard" style:family="paragraph"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111111" fo:font-size="24pt" style:font-size-asian="24pt" style:font-size-complex="24pt"/>
    </style:style>
    <style:style style:name="P6" style:parent-style-name="Standard" style:family="paragraph">
      <style:paragraph-properties fo:text-align="justify"/>
      <style:text-properties style:font-name="Times New Roman" fo:color="#111111"/>
    </style:style>
    <style:style style:name="P7" style:parent-style-name="Standard" style:family="paragraph">
      <style:paragraph-properties fo:text-align="justify"/>
      <style:text-properties style:font-name="Times New Roman" fo:color="#111111"/>
    </style:style>
    <style:style style:name="P8" style:parent-style-name="Standard" style:family="paragraph">
      <style:paragraph-properties fo:text-align="justify"/>
    </style:style>
    <style:style style:name="T9" style:parent-style-name="Domyślnaczcionkaakapitu" style:family="text">
      <style:text-properties style:font-name="Times New Roman" fo:color="#111111"/>
    </style:style>
    <style:style style:name="P10" style:parent-style-name="Standard" style:family="paragraph">
      <style:text-properties style:font-name="Times New Roman" fo:color="#111111"/>
    </style:style>
    <style:style style:name="P11" style:parent-style-name="TableContents" style:family="paragraph">
      <style:text-properties style:font-name="Times New Roman" fo:color="#111111"/>
    </style:style>
    <style:style style:name="P12" style:parent-style-name="TableContents" style:family="paragraph">
      <style:text-properties style:font-name="Times New Roman" fo:color="#111111"/>
    </style:style>
    <style:style style:name="P13" style:parent-style-name="TableContents" style:family="paragraph">
      <style:text-properties style:font-name="Times New Roman" fo:color="#111111"/>
    </style:style>
    <style:style style:name="P14" style:parent-style-name="Standard" style:family="paragraph">
      <style:text-properties style:font-name="Times New Roman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P17" style:parent-style-name="Standard" style:family="paragraph">
      <style:text-properties style:font-name="Times New Roman"/>
    </style:style>
    <style:style style:name="TableColumn19" style:family="table-column">
      <style:table-column-properties style:column-width="1.609in" style:use-optimal-column-width="false"/>
    </style:style>
    <style:style style:name="TableColumn20" style:family="table-column">
      <style:table-column-properties style:column-width="5.0458in" style:use-optimal-column-width="false"/>
    </style:style>
    <style:style style:name="Table18" style:family="table">
      <style:table-properties style:width="6.6548in" fo:margin-left="0.0458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imes New Roman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</style:style>
    <style:style style:name="T31" style:parent-style-name="Domyślnaczcionkaakapitu" style:family="text">
      <style:text-properties style:font-name="Times New Roman" fo:color="#000000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Times New Roman" fo:color="#00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6" style:parent-style-name="Domyślnaczcionkaakapitu" style:family="text">
      <style:text-properties style:font-name="Times New Roman" fo:color="#000000"/>
    </style:style>
    <style:style style:name="T47" style:parent-style-name="Domyślnaczcionkaakapitu" style:family="text">
      <style:text-properties style:font-name="Times New Roman" fo:color="#000000"/>
    </style:style>
    <style:style style:name="T48" style:parent-style-name="Domyślnaczcionkaakapitu" style:family="text">
      <style:text-properties style:font-name="Times New Roman" fo:color="#000000"/>
    </style:style>
    <style:style style:name="P49" style:parent-style-name="TableContents" style:family="paragraph">
      <style:text-properties style:font-name="Times New Roman"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</style:style>
    <style:style style:name="T55" style:parent-style-name="Domyślnaczcionkaakapitu" style:family="text">
      <style:text-properties style:font-name="Times New Roman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</style:style>
    <style:style style:name="T61" style:parent-style-name="Domyślnaczcionkaakapitu" style:family="text">
      <style:text-properties style:font-name="Times New Roman"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Times New Roman" fo:color="#000000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fo:color="#000000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Times New Roman" fo:color="#111111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Times New Roman" fo:color="#00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imes New Roman" fo:color="#000000"/>
    </style:style>
    <style:style style:name="TableColumn88" style:family="table-column">
      <style:table-column-properties style:column-width="1.6562in" style:use-optimal-column-width="false"/>
    </style:style>
    <style:style style:name="TableColumn89" style:family="table-column">
      <style:table-column-properties style:column-width="5.0416in" style:use-optimal-column-width="false"/>
    </style:style>
    <style:style style:name="Table87" style:family="table">
      <style:table-properties style:width="6.6979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Times New Roman" fo:color="#0000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Times New Roman"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fo:color="#000000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4" style:parent-style-name="Domyślnaczcionkaakapitu" style:family="text">
      <style:text-properties style:font-name="Times New Roman" fo:color="#000000"/>
    </style:style>
    <style:style style:name="T115" style:parent-style-name="Domyślnaczcionkaakapitu" style:family="text">
      <style:text-properties style:font-name="Times New Roman" fo:color="#000000"/>
    </style:style>
    <style:style style:name="T116" style:parent-style-name="Domyślnaczcionkaakapitu" style:family="text">
      <style:text-properties style:font-name="Times New Roman" fo:color="#000000"/>
    </style:style>
    <style:style style:name="P117" style:parent-style-name="TableContents" style:family="paragraph">
      <style:text-properties style:font-name="Times New Roman" fo:color="#000000"/>
    </style:style>
    <style:style style:name="T118" style:parent-style-name="Domyślnaczcionkaakapitu" style:family="text">
      <style:text-properties style:font-name="Times New Roman" fo:color="#000000"/>
    </style:style>
    <style:style style:name="T119" style:parent-style-name="Domyślnaczcionkaakapitu" style:family="text">
      <style:text-properties style:font-name="Segoe UI"/>
    </style:style>
    <style:style style:name="P120" style:parent-style-name="TableContents" style:family="paragraph">
      <style:text-properties style:font-name="Times New Roman" fo:color="#000000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25" style:parent-style-name="Domyślnaczcionkaakapitu" style:family="text">
      <style:text-properties style:font-name="Times New Roman" fo:color="#000000"/>
    </style:style>
    <style:style style:name="T126" style:parent-style-name="Domyślnaczcionkaakapitu" style:family="text">
      <style:text-properties style:font-name="Times New Roman" fo:color="#000000"/>
    </style:style>
    <style:style style:name="T127" style:parent-style-name="Domyślnaczcionkaakapitu" style:family="text">
      <style:text-properties style:font-name="Segoe UI"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2" style:parent-style-name="Domyślnaczcionkaakapitu" style:family="text">
      <style:text-properties style:font-name="Times New Roman" fo:color="#000000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Times New Roman" fo:color="#000000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fo:color="#000000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Times New Roman" fo:color="#111111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fo:color="#0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/>
    </style:style>
    <style:style style:name="P158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59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0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1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2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3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4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5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6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7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8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69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0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1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2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3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4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5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6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177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TableColumn179" style:family="table-column">
      <style:table-column-properties style:column-width="1.6562in" style:use-optimal-column-width="false"/>
    </style:style>
    <style:style style:name="TableColumn180" style:family="table-column">
      <style:table-column-properties style:column-width="5.0416in" style:use-optimal-column-width="false"/>
    </style:style>
    <style:style style:name="Table178" style:family="table">
      <style:table-properties style:width="6.6979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fo:color="#000000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Times New Roman" fo:color="#000000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fo:color="#000000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fo:color="#0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05" style:parent-style-name="Domyślnaczcionkaakapitu" style:family="text">
      <style:text-properties style:font-name="Times New Roman" fo:color="#000000"/>
    </style:style>
    <style:style style:name="T206" style:parent-style-name="Domyślnaczcionkaakapitu" style:family="text">
      <style:text-properties style:font-name="Times New Roman" fo:color="#000000"/>
    </style:style>
    <style:style style:name="T207" style:parent-style-name="Domyślnaczcionkaakapitu" style:family="text">
      <style:text-properties style:font-name="Times New Roman" fo:color="#000000"/>
    </style:style>
    <style:style style:name="P208" style:parent-style-name="TableContents" style:family="paragraph">
      <style:text-properties style:font-name="Times New Roman" fo:color="#000000"/>
    </style:style>
    <style:style style:name="T209" style:parent-style-name="Domyślnaczcionkaakapitu" style:family="text">
      <style:text-properties style:font-name="Times New Roman" fo:color="#000000"/>
    </style:style>
    <style:style style:name="T210" style:parent-style-name="Domyślnaczcionkaakapitu" style:family="text">
      <style:text-properties style:font-name="Segoe UI" fo:color="#000000"/>
    </style:style>
    <style:style style:name="T211" style:parent-style-name="Domyślnaczcionkaakapitu" style:family="text">
      <style:text-properties style:font-name="Segoe UI"/>
    </style:style>
    <style:style style:name="T212" style:parent-style-name="Domyślnaczcionkaakapitu" style:family="text">
      <style:text-properties style:font-name="Segoe UI"/>
    </style:style>
    <style:style style:name="P213" style:parent-style-name="TableContents" style:family="paragraph">
      <style:text-properties style:font-name="Times New Roman" fo:color="#000000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18" style:parent-style-name="Domyślnaczcionkaakapitu" style:family="text">
      <style:text-properties style:font-name="Times New Roman" fo:color="#000000"/>
    </style:style>
    <style:style style:name="T219" style:parent-style-name="Domyślnaczcionkaakapitu" style:family="text">
      <style:text-properties style:font-name="Segoe UI" fo:color="#000000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4" style:parent-style-name="Domyślnaczcionkaakapitu" style:family="text">
      <style:text-properties style:font-name="Times New Roman" fo:color="#000000"/>
    </style:style>
    <style:style style:name="T225" style:parent-style-name="Domyślnaczcionkaakapitu" style:family="text">
      <style:text-properties style:font-name="Times New Roman" fo:color="#000000"/>
    </style:style>
    <style:style style:name="T226" style:parent-style-name="Domyślnaczcionkaakapitu" style:family="text">
      <style:text-properties style:font-name="Segoe UI" fo:color="#000000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Times New Roman" fo:color="#000000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Times New Roman" fo:color="#000000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Times New Roman" fo:color="#111111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Times New Roman" fo:color="#000000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/>
    </style:style>
    <style:style style:name="TableColumn253" style:family="table-column">
      <style:table-column-properties style:column-width="1.6562in" style:use-optimal-column-width="false"/>
    </style:style>
    <style:style style:name="TableColumn254" style:family="table-column">
      <style:table-column-properties style:column-width="5.0416in" style:use-optimal-column-width="false"/>
    </style:style>
    <style:style style:name="Table252" style:family="table">
      <style:table-properties style:width="6.6979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fo:color="#000000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Times New Roman" fo:color="#000000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fo:color="#000000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fo:color="#000000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9" style:parent-style-name="Domyślnaczcionkaakapitu" style:family="text">
      <style:text-properties style:font-name="Times New Roman" fo:color="#000000"/>
    </style:style>
    <style:style style:name="T280" style:parent-style-name="Domyślnaczcionkaakapitu" style:family="text">
      <style:text-properties style:font-name="Times New Roman" fo:color="#000000"/>
    </style:style>
    <style:style style:name="T281" style:parent-style-name="Domyślnaczcionkaakapitu" style:family="text">
      <style:text-properties style:font-name="Times New Roman" fo:color="#000000"/>
    </style:style>
    <style:style style:name="P282" style:parent-style-name="TableContents" style:family="paragraph">
      <style:text-properties style:font-name="Times New Roman" fo:color="#000000"/>
    </style:style>
    <style:style style:name="P283" style:parent-style-name="TableContents" style:family="paragraph">
      <style:text-properties style:font-name="Times New Roman" fo:color="#000000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Times New Roman" fo:color="#000000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Times New Roman" fo:color="#000000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fo:color="#000000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Times New Roman" fo:color="#000000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Times New Roman" fo:color="#111111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fo:color="#000000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Times New Roman" fo:color="#000000"/>
    </style:style>
    <style:style style:name="TableColumn320" style:family="table-column">
      <style:table-column-properties style:column-width="1.609in" style:use-optimal-column-width="false"/>
    </style:style>
    <style:style style:name="TableColumn321" style:family="table-column">
      <style:table-column-properties style:column-width="5.0458in" style:use-optimal-column-width="false"/>
    </style:style>
    <style:style style:name="Table319" style:family="table">
      <style:table-properties style:width="6.6548in" fo:margin-left="0.0458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fo:color="#000000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</style:style>
    <style:style style:name="T332" style:parent-style-name="Domyślnaczcionkaakapitu" style:family="text">
      <style:text-properties style:font-name="Times New Roman" fo:color="#000000"/>
    </style:style>
    <style:style style:name="T333" style:parent-style-name="Domyślnaczcionkaakapitu" style:family="text">
      <style:text-properties style:font-name="Times New Roman" fo:color="#000000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Times New Roman" fo:color="#000000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Times New Roman" fo:color="#000000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48" style:parent-style-name="Domyślnaczcionkaakapitu" style:family="text">
      <style:text-properties style:font-name="Times New Roman" fo:color="#000000"/>
    </style:style>
    <style:style style:name="T349" style:parent-style-name="Domyślnaczcionkaakapitu" style:family="text">
      <style:text-properties style:font-name="Times New Roman" fo:color="#000000"/>
    </style:style>
    <style:style style:name="T350" style:parent-style-name="Domyślnaczcionkaakapitu" style:family="text">
      <style:text-properties style:font-name="Times New Roman" fo:color="#000000"/>
    </style:style>
    <style:style style:name="T351" style:parent-style-name="Domyślnaczcionkaakapitu" style:family="text">
      <style:text-properties style:font-name="Times New Roman" fo:color="#000000"/>
    </style:style>
    <style:style style:name="T352" style:parent-style-name="Domyślnaczcionkaakapitu" style:family="text">
      <style:text-properties style:font-name="Times New Roman" fo:color="#000000"/>
    </style:style>
    <style:style style:name="T353" style:parent-style-name="Domyślnaczcionkaakapitu" style:family="text">
      <style:text-properties style:font-name="Times New Roman" fo:color="#000000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Times New Roman" fo:color="#00000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</style:style>
    <style:style style:name="T364" style:parent-style-name="Domyślnaczcionkaakapitu" style:family="text">
      <style:text-properties style:font-name="Times New Roman" fo:color="#000000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Times New Roman" fo:color="#000000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fo:color="#000000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Times New Roman" fo:color="#111111"/>
    </style:style>
    <style:style style:name="TableRow380" style:family="table-row">
      <style:table-row-properties style:min-row-height="0.0958in" style:use-optimal-row-height="false"/>
    </style:style>
    <style:style style:name="TableCell3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fo:color="#000000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Times New Roman" fo:color="#000000"/>
    </style:style>
    <style:style style:name="TableColumn391" style:family="table-column">
      <style:table-column-properties style:column-width="1.609in" style:use-optimal-column-width="false"/>
    </style:style>
    <style:style style:name="TableColumn392" style:family="table-column">
      <style:table-column-properties style:column-width="5.0458in" style:use-optimal-column-width="false"/>
    </style:style>
    <style:style style:name="Table390" style:family="table">
      <style:table-properties style:width="6.6548in" fo:margin-left="0.0458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fo:color="#000000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justify"/>
      <style:text-properties style:font-name="Times New Roman" fo:color="#000000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fo:color="#000000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fo:color="#000000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17" style:parent-style-name="Domyślnaczcionkaakapitu" style:family="text">
      <style:text-properties style:font-name="Times New Roman" fo:color="#000000"/>
    </style:style>
    <style:style style:name="T418" style:parent-style-name="Domyślnaczcionkaakapitu" style:family="text">
      <style:text-properties style:font-name="Times New Roman" fo:color="#000000"/>
    </style:style>
    <style:style style:name="T419" style:parent-style-name="Domyślnaczcionkaakapitu" style:family="text">
      <style:text-properties style:font-name="Times New Roman" fo:color="#000000"/>
    </style:style>
    <style:style style:name="T420" style:parent-style-name="Domyślnaczcionkaakapitu" style:family="text">
      <style:text-properties style:font-name="Times New Roman" fo:color="#000000"/>
    </style:style>
    <style:style style:name="T421" style:parent-style-name="Domyślnaczcionkaakapitu" style:family="text">
      <style:text-properties style:font-name="Times New Roman" fo:color="#000000"/>
    </style:style>
    <style:style style:name="P422" style:parent-style-name="TableContents" style:family="paragraph">
      <style:text-properties style:font-name="Times New Roman" fo:color="#000000"/>
    </style:style>
    <style:style style:name="P423" style:parent-style-name="TableContents" style:family="paragraph">
      <style:text-properties style:font-name="Times New Roman" fo:color="#000000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fo:color="#000000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33" style:parent-style-name="Domyślnaczcionkaakapitu" style:family="text">
      <style:text-properties style:font-name="Times New Roman" fo:color="#000000"/>
    </style:style>
    <style:style style:name="T434" style:parent-style-name="Domyślnaczcionkaakapitu" style:family="text">
      <style:text-properties style:font-name="Times New Roman" fo:color="#000000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fo:color="#000000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fo:color="#00000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justify"/>
      <style:text-properties style:font-name="Times New Roman" fo:color="#111111"/>
    </style:style>
    <style:style style:name="TableRow450" style:family="table-row">
      <style:table-row-properties style:min-row-height="0.0958in" style:use-optimal-row-height="false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Times New Roman" fo:color="#000000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fo:color="#000000"/>
    </style:style>
    <style:style style:name="TableColumn461" style:family="table-column">
      <style:table-column-properties style:column-width="1.609in" style:use-optimal-column-width="false"/>
    </style:style>
    <style:style style:name="TableColumn462" style:family="table-column">
      <style:table-column-properties style:column-width="5.0458in" style:use-optimal-column-width="false"/>
    </style:style>
    <style:style style:name="Table460" style:family="table">
      <style:table-properties style:width="6.6548in" fo:margin-left="0.0458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Times New Roman" fo:color="#000000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justify"/>
      <style:text-properties style:font-name="Times New Roman" fo:color="#000000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fo:color="#000000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Times New Roman" fo:color="#000000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87" style:parent-style-name="Domyślnaczcionkaakapitu" style:family="text">
      <style:text-properties style:font-name="Times New Roman" fo:color="#000000"/>
    </style:style>
    <style:style style:name="T488" style:parent-style-name="Domyślnaczcionkaakapitu" style:family="text">
      <style:text-properties style:font-name="Times New Roman" fo:color="#000000"/>
    </style:style>
    <style:style style:name="T489" style:parent-style-name="Domyślnaczcionkaakapitu" style:family="text">
      <style:text-properties style:font-name="Times New Roman" fo:color="#000000"/>
    </style:style>
    <style:style style:name="T490" style:parent-style-name="Domyślnaczcionkaakapitu" style:family="text">
      <style:text-properties style:font-name="Times New Roman" fo:color="#000000"/>
    </style:style>
    <style:style style:name="P491" style:parent-style-name="TableContents" style:family="paragraph">
      <style:text-properties style:font-name="Times New Roman" fo:color="#000000"/>
    </style:style>
    <style:style style:name="P492" style:parent-style-name="TableContents" style:family="paragraph">
      <style:text-properties style:font-name="Times New Roman" fo:color="#000000"/>
    </style:style>
    <style:style style:name="P493" style:parent-style-name="TableContents" style:family="paragraph">
      <style:text-properties style:font-name="Times New Roman" fo:color="#000000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4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fo:color="#000000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Times New Roman" fo:color="#000000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fo:color="#000000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fo:color="#000000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justify"/>
      <style:text-properties style:font-name="Times New Roman" fo:color="#111111"/>
    </style:style>
    <style:style style:name="TableRow519" style:family="table-row">
      <style:table-row-properties style:min-row-height="0.0958in" style:use-optimal-row-height="false"/>
    </style:style>
    <style:style style:name="TableCell5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Times New Roman" fo:color="#000000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fo:color="#000000"/>
    </style:style>
    <style:style style:name="TableColumn530" style:family="table-column">
      <style:table-column-properties style:column-width="1.609in" style:use-optimal-column-width="false"/>
    </style:style>
    <style:style style:name="TableColumn531" style:family="table-column">
      <style:table-column-properties style:column-width="5.0458in" style:use-optimal-column-width="false"/>
    </style:style>
    <style:style style:name="Table529" style:family="table">
      <style:table-properties style:width="6.6548in" fo:margin-left="0.0458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fo:color="#000000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  <style:text-properties style:font-name="Times New Roman" fo:color="#000000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Times New Roman" fo:color="#000000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fo:color="#000000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56" style:parent-style-name="Domyślnaczcionkaakapitu" style:family="text">
      <style:text-properties style:font-name="Times New Roman" fo:color="#000000"/>
    </style:style>
    <style:style style:name="T557" style:parent-style-name="Domyślnaczcionkaakapitu" style:family="text">
      <style:text-properties style:font-name="Times New Roman" fo:color="#000000"/>
    </style:style>
    <style:style style:name="T558" style:parent-style-name="Domyślnaczcionkaakapitu" style:family="text">
      <style:text-properties style:font-name="Times New Roman" fo:color="#000000"/>
    </style:style>
    <style:style style:name="T559" style:parent-style-name="Domyślnaczcionkaakapitu" style:family="text">
      <style:text-properties style:font-name="Times New Roman" fo:color="#000000"/>
    </style:style>
    <style:style style:name="T560" style:parent-style-name="Domyślnaczcionkaakapitu" style:family="text">
      <style:text-properties style:font-name="Times New Roman" fo:color="#000000"/>
    </style:style>
    <style:style style:name="P561" style:parent-style-name="TableContents" style:family="paragraph">
      <style:text-properties style:font-name="Times New Roman" fo:color="#000000"/>
    </style:style>
    <style:style style:name="P562" style:parent-style-name="TableContents" style:family="paragraph">
      <style:text-properties style:font-name="Times New Roman" fo:color="#000000"/>
    </style:style>
    <style:style style:name="P563" style:parent-style-name="TableContents" style:family="paragraph">
      <style:text-properties style:font-name="Times New Roman" fo:color="#000000"/>
    </style:style>
    <style:style style:name="P564" style:parent-style-name="TableContents" style:family="paragraph">
      <style:text-properties style:font-name="Times New Roman" fo:color="#000000"/>
    </style:style>
    <style:style style:name="P565" style:parent-style-name="TableContents" style:family="paragraph">
      <style:text-properties style:font-name="Times New Roman" fo:color="#000000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fo:color="#000000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Times New Roman" fo:color="#000000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fo:color="#000000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Times New Roman" fo:color="#000000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justify"/>
      <style:text-properties style:font-name="Times New Roman" fo:color="#111111"/>
    </style:style>
    <style:style style:name="TableRow591" style:family="table-row">
      <style:table-row-properties style:min-row-height="0.0958in" style:use-optimal-row-height="false"/>
    </style:style>
    <style:style style:name="TableCell5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fo:color="#000000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fo:color="#000000"/>
    </style:style>
    <style:style style:name="TableColumn602" style:family="table-column">
      <style:table-column-properties style:column-width="1.609in" style:use-optimal-column-width="false"/>
    </style:style>
    <style:style style:name="TableColumn603" style:family="table-column">
      <style:table-column-properties style:column-width="5.0458in" style:use-optimal-column-width="false"/>
    </style:style>
    <style:style style:name="Table601" style:family="table">
      <style:table-properties style:width="6.6548in" fo:margin-left="0.0458in" table:align="lef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fo:color="#000000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justify"/>
      <style:text-properties style:font-name="Times New Roman" fo:color="#000000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fo:color="#000000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imes New Roman" fo:color="#000000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28" style:parent-style-name="Domyślnaczcionkaakapitu" style:family="text">
      <style:text-properties style:font-name="Times New Roman" fo:color="#000000"/>
    </style:style>
    <style:style style:name="T629" style:parent-style-name="Domyślnaczcionkaakapitu" style:family="text">
      <style:text-properties style:font-name="Times New Roman" fo:color="#000000"/>
    </style:style>
    <style:style style:name="T630" style:parent-style-name="Domyślnaczcionkaakapitu" style:family="text">
      <style:text-properties style:font-name="Times New Roman" fo:color="#000000"/>
    </style:style>
    <style:style style:name="T631" style:parent-style-name="Domyślnaczcionkaakapitu" style:family="text">
      <style:text-properties style:font-name="Times New Roman" fo:color="#000000"/>
    </style:style>
    <style:style style:name="T632" style:parent-style-name="Domyślnaczcionkaakapitu" style:family="text">
      <style:text-properties style:font-name="Times New Roman" fo:color="#000000"/>
    </style:style>
    <style:style style:name="T633" style:parent-style-name="Domyślnaczcionkaakapitu" style:family="text">
      <style:text-properties style:font-name="Regular" fo:color="#000000"/>
    </style:style>
    <style:style style:name="T634" style:parent-style-name="Domyślnaczcionkaakapitu" style:family="text">
      <style:text-properties style:font-name="Times New Roman" fo:color="#000000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39" style:parent-style-name="Domyślnaczcionkaakapitu" style:family="text">
      <style:text-properties style:font-name="Times New Roman" fo:color="#000000"/>
    </style:style>
    <style:style style:name="T640" style:parent-style-name="Domyślnaczcionkaakapitu" style:family="text">
      <style:text-properties style:font-name="Regular" fo:color="#000000"/>
    </style:style>
    <style:style style:name="T641" style:parent-style-name="Domyślnaczcionkaakapitu" style:family="text">
      <style:text-properties style:font-name="Times New Roman" fo:color="#000000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46" style:parent-style-name="Domyślnaczcionkaakapitu" style:family="text">
      <style:text-properties style:font-name="Times New Roman" fo:color="#000000"/>
    </style:style>
    <style:style style:name="T647" style:parent-style-name="Domyślnaczcionkaakapitu" style:family="text">
      <style:text-properties style:font-name="Regular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Times New Roman" fo:color="#000000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fo:color="#000000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justify"/>
      <style:text-properties style:font-name="Times New Roman" fo:color="#111111"/>
    </style:style>
    <style:style style:name="TableRow663" style:family="table-row">
      <style:table-row-properties style:min-row-height="0.0958in" style:use-optimal-row-height="false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Times New Roman" fo:color="#000000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fo:color="#000000"/>
    </style:style>
    <style:style style:name="TableColumn674" style:family="table-column">
      <style:table-column-properties style:column-width="1.609in" style:use-optimal-column-width="false"/>
    </style:style>
    <style:style style:name="TableColumn675" style:family="table-column">
      <style:table-column-properties style:column-width="4.9652in" style:use-optimal-column-width="false"/>
    </style:style>
    <style:style style:name="Table673" style:family="table">
      <style:table-properties style:width="6.5743in" fo:margin-left="0.0458in" table:align="lef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Times New Roman" fo:color="#000000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justify"/>
      <style:text-properties style:font-name="Times New Roman" fo:color="#000000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Times New Roman" fo:color="#000000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fo:color="#000000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6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00" style:parent-style-name="Domyślnaczcionkaakapitu" style:family="text">
      <style:text-properties style:font-name="Times New Roman" fo:color="#000000"/>
    </style:style>
    <style:style style:name="T701" style:parent-style-name="Domyślnaczcionkaakapitu" style:family="text">
      <style:text-properties style:font-name="Times New Roman" fo:color="#000000"/>
    </style:style>
    <style:style style:name="T702" style:parent-style-name="Domyślnaczcionkaakapitu" style:family="text">
      <style:text-properties style:font-name="Times New Roman" fo:color="#000000"/>
    </style:style>
    <style:style style:name="P703" style:parent-style-name="TableContents" style:family="paragraph">
      <style:text-properties style:font-name="Times New Roman" fo:color="#000000"/>
    </style:style>
    <style:style style:name="P704" style:parent-style-name="TableContents" style:family="paragraph">
      <style:text-properties style:font-name="Times New Roman" fo:color="#000000"/>
    </style:style>
    <style:style style:name="P705" style:parent-style-name="TableContents" style:family="paragraph">
      <style:text-properties style:font-name="Times New Roman" fo:color="#000000"/>
    </style:style>
    <style:style style:name="P706" style:parent-style-name="TableContents" style:family="paragraph">
      <style:text-properties style:font-name="Times New Roman" fo:color="#000000"/>
    </style:style>
    <style:style style:name="T707" style:parent-style-name="Domyślnaczcionkaakapitu" style:family="text">
      <style:text-properties style:font-name="Times New Roman" fo:color="#000000"/>
    </style:style>
    <style:style style:name="T708" style:parent-style-name="Domyślnaczcionkaakapitu" style:family="text">
      <style:text-properties style:font-name="Times New Roman" fo:color="#000000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fo:color="#000000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18" style:parent-style-name="Domyślnaczcionkaakapitu" style:family="text">
      <style:text-properties style:font-name="Times New Roman" fo:color="#000000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fo:color="#000000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fo:color="#000000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justify"/>
      <style:text-properties style:font-name="Times New Roman" fo:color="#111111"/>
    </style:style>
    <style:style style:name="TableRow734" style:family="table-row">
      <style:table-row-properties style:min-row-height="0.0958in" style:use-optimal-row-height="false"/>
    </style:style>
    <style:style style:name="TableCell7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fo:color="#000000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fo:color="#000000"/>
    </style:style>
    <style:style style:name="TableColumn745" style:family="table-column">
      <style:table-column-properties style:column-width="1.609in" style:use-optimal-column-width="false"/>
    </style:style>
    <style:style style:name="TableColumn746" style:family="table-column">
      <style:table-column-properties style:column-width="4.9652in" style:use-optimal-column-width="false"/>
    </style:style>
    <style:style style:name="Table744" style:family="table">
      <style:table-properties style:width="6.5743in" fo:margin-left="0.0458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fo:color="#000000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justify"/>
      <style:text-properties style:font-name="Times New Roman" fo:color="#000000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fo:color="#000000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fo:color="#000000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71" style:parent-style-name="Domyślnaczcionkaakapitu" style:family="text">
      <style:text-properties style:font-name="Times New Roman" fo:color="#000000"/>
    </style:style>
    <style:style style:name="T772" style:parent-style-name="Domyślnaczcionkaakapitu" style:family="text">
      <style:text-properties style:font-name="Times New Roman" fo:color="#000000"/>
    </style:style>
    <style:style style:name="T773" style:parent-style-name="Domyślnaczcionkaakapitu" style:family="text">
      <style:text-properties style:font-name="Times New Roman" fo:color="#000000"/>
    </style:style>
    <style:style style:name="T774" style:parent-style-name="Domyślnaczcionkaakapitu" style:family="text">
      <style:text-properties style:font-name="Times New Roman" fo:color="#000000"/>
    </style:style>
    <style:style style:name="T775" style:parent-style-name="Domyślnaczcionkaakapitu" style:family="text">
      <style:text-properties style:font-name="Times New Roman" fo:color="#000000"/>
    </style:style>
    <style:style style:name="T776" style:parent-style-name="Domyślnaczcionkaakapitu" style:family="text">
      <style:text-properties style:font-name="Times New Roman" fo:color="#000000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81" style:parent-style-name="Domyślnaczcionkaakapitu" style:family="text">
      <style:text-properties style:font-name="Times New Roman" fo:color="#000000"/>
    </style:style>
    <style:style style:name="T782" style:parent-style-name="Domyślnaczcionkaakapitu" style:family="text">
      <style:text-properties style:font-name="Times New Roman" fo:color="#000000"/>
    </style:style>
    <style:style style:name="T783" style:parent-style-name="Domyślnaczcionkaakapitu" style:family="text">
      <style:text-properties style:font-name="Times New Roman" fo:color="#000000"/>
    </style:style>
    <style:style style:name="T784" style:parent-style-name="Domyślnaczcionkaakapitu" style:family="text">
      <style:text-properties style:font-name="Times New Roman" fo:color="#000000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89" style:parent-style-name="Domyślnaczcionkaakapitu" style:family="text">
      <style:text-properties style:font-name="Times New Roman" fo:color="#000000"/>
    </style:style>
    <style:style style:name="T790" style:parent-style-name="Domyślnaczcionkaakapitu" style:family="text">
      <style:text-properties style:font-name="Times New Roman" fo:color="#000000"/>
    </style:style>
    <style:style style:name="T791" style:parent-style-name="Domyślnaczcionkaakapitu" style:family="text">
      <style:text-properties style:font-name="Times New Roman" fo:color="#000000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7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fo:color="#000000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fo:color="#000000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justify"/>
      <style:text-properties style:font-name="Times New Roman" fo:color="#111111"/>
    </style:style>
    <style:style style:name="TableRow807" style:family="table-row">
      <style:table-row-properties style:min-row-height="0.0958in" style:use-optimal-row-height="false"/>
    </style:style>
    <style:style style:name="TableCell8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fo:color="#000000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Times New Roman" fo:color="#000000"/>
    </style:style>
    <style:style style:name="TableColumn818" style:family="table-column">
      <style:table-column-properties style:column-width="1.609in" style:use-optimal-column-width="false"/>
    </style:style>
    <style:style style:name="TableColumn819" style:family="table-column">
      <style:table-column-properties style:column-width="4.9652in" style:use-optimal-column-width="false"/>
    </style:style>
    <style:style style:name="Table817" style:family="table">
      <style:table-properties style:width="6.5743in" fo:margin-left="0.0458in" table:align="lef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fo:color="#000000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justify"/>
      <style:text-properties style:font-name="Times New Roman" fo:color="#000000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Times New Roman" fo:color="#000000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Times New Roman" fo:color="#000000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44" style:parent-style-name="Domyślnaczcionkaakapitu" style:family="text">
      <style:text-properties style:font-name="Times New Roman" fo:color="#000000"/>
    </style:style>
    <style:style style:name="T845" style:parent-style-name="Domyślnaczcionkaakapitu" style:family="text">
      <style:text-properties style:font-name="Times New Roman" fo:color="#000000"/>
    </style:style>
    <style:style style:name="T846" style:parent-style-name="Domyślnaczcionkaakapitu" style:family="text">
      <style:text-properties style:font-name="Times New Roman" fo:color="#000000"/>
    </style:style>
    <style:style style:name="T847" style:parent-style-name="Domyślnaczcionkaakapitu" style:family="text">
      <style:text-properties style:font-name="Times New Roman" fo:color="#000000"/>
    </style:style>
    <style:style style:name="T848" style:parent-style-name="Domyślnaczcionkaakapitu" style:family="text">
      <style:text-properties style:font-name="Times New Roman" fo:color="#000000"/>
    </style:style>
    <style:style style:name="T849" style:parent-style-name="Domyślnaczcionkaakapitu" style:family="text">
      <style:text-properties style:font-name="Times New Roman" fo:color="#000000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Times New Roman" fo:color="#000000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59" style:parent-style-name="Domyślnaczcionkaakapitu" style:family="text">
      <style:text-properties style:font-name="Times New Roman" fo:color="#000000"/>
    </style:style>
    <style:style style:name="T860" style:parent-style-name="Domyślnaczcionkaakapitu" style:family="text">
      <style:text-properties style:font-name="Times New Roman" fo:color="#000000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Times New Roman" fo:color="#000000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Times New Roman" fo:color="#000000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text-align="justify"/>
      <style:text-properties style:font-name="Times New Roman" fo:color="#111111"/>
    </style:style>
    <style:style style:name="TableRow876" style:family="table-row">
      <style:table-row-properties style:min-row-height="0.0958in" style:use-optimal-row-height="false"/>
    </style:style>
    <style:style style:name="TableCell8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style:font-name="Times New Roman" fo:color="#000000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Times New Roman" fo:color="#000000"/>
    </style:style>
    <style:style style:name="TableColumn887" style:family="table-column">
      <style:table-column-properties style:column-width="1.609in" style:use-optimal-column-width="false"/>
    </style:style>
    <style:style style:name="TableColumn888" style:family="table-column">
      <style:table-column-properties style:column-width="4.9652in" style:use-optimal-column-width="false"/>
    </style:style>
    <style:style style:name="Table886" style:family="table">
      <style:table-properties style:width="6.5743in" fo:margin-left="0.0458in" table:align="lef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Times New Roman" fo:color="#000000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8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8" style:parent-style-name="TableContents" style:family="paragraph">
      <style:paragraph-properties fo:text-align="justify"/>
      <style:text-properties style:font-name="Times New Roman" fo:color="#000000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Times New Roman" fo:color="#000000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Times New Roman" fo:color="#000000"/>
    </style:style>
    <style:style style:name="P909" style:parent-style-name="TableContents" style:family="paragraph">
      <style:text-properties style:font-name="Times New Roman" fo:color="#000000"/>
    </style:style>
    <style:style style:name="T910" style:parent-style-name="Domyślnaczcionkaakapitu" style:family="text">
      <style:text-properties style:font-name="Times New Roman" fo:color="#000000"/>
    </style:style>
    <style:style style:name="T911" style:parent-style-name="Domyślnaczcionkaakapitu" style:family="text">
      <style:text-properties style:font-name="Times New Roman" fo:color="#000000"/>
    </style:style>
    <style:style style:name="P912" style:parent-style-name="TableContents" style:family="paragraph">
      <style:text-properties style:font-name="Times New Roman" fo:color="#000000"/>
    </style:style>
    <style:style style:name="P913" style:parent-style-name="TableContents" style:family="paragraph">
      <style:text-properties style:font-name="Times New Roman" fo:color="#000000"/>
    </style:style>
    <style:style style:name="P914" style:parent-style-name="TableContents" style:family="paragraph">
      <style:text-properties style:font-name="Times New Roman" fo:color="#000000"/>
    </style:style>
    <style:style style:name="P915" style:parent-style-name="TableContents" style:family="paragraph">
      <style:text-properties style:font-name="Times New Roman" fo:color="#000000"/>
    </style:style>
    <style:style style:name="P916" style:parent-style-name="TableContents" style:family="paragraph">
      <style:text-properties style:font-name="Times New Roman" fo:color="#000000"/>
    </style:style>
    <style:style style:name="P917" style:parent-style-name="TableContents" style:family="paragraph">
      <style:text-properties style:font-name="Times New Roman" fo:color="#000000"/>
    </style:style>
    <style:style style:name="P918" style:parent-style-name="TableContents" style:family="paragraph">
      <style:text-properties style:font-name="Times New Roman" fo:color="#000000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23" style:parent-style-name="Domyślnaczcionkaakapitu" style:family="text">
      <style:text-properties style:font-name="Times New Roman" fo:color="#000000"/>
    </style:style>
    <style:style style:name="T924" style:parent-style-name="Domyślnaczcionkaakapitu" style:family="text">
      <style:text-properties style:font-name="Times New Roman" fo:color="#000000"/>
    </style:style>
    <style:style style:name="T925" style:parent-style-name="Domyślnaczcionkaakapitu" style:family="text">
      <style:text-properties style:font-name="Times New Roman" fo:color="#000000"/>
    </style:style>
    <style:style style:name="P926" style:parent-style-name="TableContents" style:family="paragraph">
      <style:text-properties style:font-name="Times New Roman" fo:color="#000000"/>
    </style:style>
    <style:style style:name="P927" style:parent-style-name="TableContents" style:family="paragraph">
      <style:text-properties style:font-name="Times New Roman" fo:color="#000000"/>
    </style:style>
    <style:style style:name="P928" style:parent-style-name="TableContents" style:family="paragraph">
      <style:text-properties style:font-name="Times New Roman" fo:color="#000000"/>
    </style:style>
    <style:style style:name="T929" style:parent-style-name="Domyślnaczcionkaakapitu" style:family="text">
      <style:text-properties style:font-name="Times New Roman" fo:color="#000000"/>
    </style:style>
    <style:style style:name="T930" style:parent-style-name="Domyślnaczcionkaakapitu" style:family="text">
      <style:text-properties style:font-name="Times New Roman" fo:color="#000000"/>
    </style:style>
    <style:style style:name="P931" style:parent-style-name="TableContents" style:family="paragraph">
      <style:text-properties style:font-name="Times New Roman" fo:color="#000000"/>
    </style:style>
    <style:style style:name="P932" style:parent-style-name="TableContents" style:family="paragraph">
      <style:text-properties style:font-name="Times New Roman" fo:color="#000000"/>
    </style:style>
    <style:style style:name="P933" style:parent-style-name="TableContents" style:family="paragraph">
      <style:text-properties style:font-name="Times New Roman" fo:color="#000000"/>
    </style:style>
    <style:style style:name="P934" style:parent-style-name="TableContents" style:family="paragraph">
      <style:text-properties style:font-name="Times New Roman" fo:color="#000000"/>
    </style:style>
    <style:style style:name="P935" style:parent-style-name="TableContents" style:family="paragraph">
      <style:text-properties style:font-name="Times New Roman" fo:color="#000000"/>
    </style:style>
    <style:style style:name="P936" style:parent-style-name="TableContents" style:family="paragraph">
      <style:text-properties style:font-name="Times New Roman" fo:color="#000000"/>
    </style:style>
    <style:style style:name="P937" style:parent-style-name="TableContents" style:family="paragraph">
      <style:text-properties style:font-name="Times New Roman" fo:color="#000000"/>
    </style:style>
    <style:style style:name="P938" style:parent-style-name="TableContents" style:family="paragraph">
      <style:text-properties style:font-name="Times New Roman" fo:color="#000000"/>
    </style:style>
    <style:style style:name="T939" style:parent-style-name="Domyślnaczcionkaakapitu" style:family="text">
      <style:text-properties style:font-name="Times New Roman" fo:color="#000000"/>
    </style:style>
    <style:style style:name="T940" style:parent-style-name="Domyślnaczcionkaakapitu" style:family="text">
      <style:text-properties style:font-name="Times New Roman" fo:color="#000000"/>
    </style:style>
    <style:style style:name="T941" style:parent-style-name="Domyślnaczcionkaakapitu" style:family="text">
      <style:text-properties style:font-name="Times New Roman" fo:color="#000000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fo:color="#000000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style:font-name="Times New Roman" fo:color="#000000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imes New Roman" fo:color="#000000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Times New Roman" fo:color="#000000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justify"/>
      <style:text-properties style:font-name="Times New Roman" fo:color="#111111"/>
    </style:style>
    <style:style style:name="TableRow967" style:family="table-row">
      <style:table-row-properties style:min-row-height="0.0958in" style:use-optimal-row-height="false"/>
    </style:style>
    <style:style style:name="TableCell9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Times New Roman" fo:color="#000000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Times New Roman" fo:color="#000000"/>
    </style:style>
    <style:style style:name="TableColumn978" style:family="table-column">
      <style:table-column-properties style:column-width="1.609in" style:use-optimal-column-width="false"/>
    </style:style>
    <style:style style:name="TableColumn979" style:family="table-column">
      <style:table-column-properties style:column-width="4.9652in" style:use-optimal-column-width="false"/>
    </style:style>
    <style:style style:name="Table977" style:family="table">
      <style:table-properties style:width="6.5743in" fo:margin-left="0.0458in" table:align="lef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style:font-name="Times New Roman" fo:color="#000000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justify"/>
      <style:text-properties style:font-name="Times New Roman" fo:color="#000000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9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94" style:parent-style-name="Domyślnaczcionkaakapitu" style:family="text">
      <style:text-properties style:font-name="Times New Roman" fo:color="#000000"/>
    </style:style>
    <style:style style:name="T995" style:parent-style-name="Domyślnaczcionkaakapitu" style:family="text">
      <style:text-properties style:font-name="Times New Roman" fo:color="#000000"/>
    </style:style>
    <style:style style:name="T996" style:parent-style-name="Domyślnaczcionkaakapitu" style:family="text">
      <style:text-properties style:font-name="Times New Roman" fo:color="#000000"/>
    </style:style>
    <style:style style:name="T997" style:parent-style-name="Domyślnaczcionkaakapitu" style:family="text">
      <style:text-properties style:font-name="Times New Roman" fo:color="#000000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style:font-name="Times New Roman" fo:color="#000000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07" style:parent-style-name="Domyślnaczcionkaakapitu" style:family="text">
      <style:text-properties style:font-name="Times New Roman" fo:color="#000000"/>
    </style:style>
    <style:style style:name="T1008" style:parent-style-name="Domyślnaczcionkaakapitu" style:family="text">
      <style:text-properties style:font-name="Times New Roman" fo:color="#000000"/>
    </style:style>
    <style:style style:name="T1009" style:parent-style-name="Domyślnaczcionkaakapitu" style:family="text">
      <style:text-properties style:font-name="Times New Roman" fo:color="#111111"/>
    </style:style>
    <style:style style:name="T1010" style:parent-style-name="Domyślnaczcionkaakapitu" style:family="text">
      <style:text-properties style:font-name="Times New Roman" fo:color="#111111"/>
    </style:style>
    <style:style style:name="T1011" style:parent-style-name="Domyślnaczcionkaakapitu" style:family="text">
      <style:text-properties style:font-name="Times New Roman" fo:color="#111111"/>
    </style:style>
    <style:style style:name="T1012" style:parent-style-name="Domyślnaczcionkaakapitu" style:family="text">
      <style:text-properties style:font-name="Times New Roman" fo:color="#111111"/>
    </style:style>
    <style:style style:name="T1013" style:parent-style-name="Domyślnaczcionkaakapitu" style:family="text">
      <style:text-properties style:font-name="Times New Roman" fo:font-weight="bold" style:font-weight-asian="bold" style:font-weight-complex="bold" fo:color="#111111"/>
    </style:style>
    <style:style style:name="T1014" style:parent-style-name="Domyślnaczcionkaakapitu" style:family="text">
      <style:text-properties style:font-name="Times New Roman" fo:color="#111111"/>
    </style:style>
    <style:style style:name="T1015" style:parent-style-name="Domyślnaczcionkaakapitu" style:family="text">
      <style:text-properties style:font-name="Times New Roman" fo:color="#111111"/>
    </style:style>
    <style:style style:name="T1016" style:parent-style-name="Domyślnaczcionkaakapitu" style:family="text">
      <style:text-properties style:font-name="Times New Roman" fo:color="#111111"/>
    </style:style>
    <style:style style:name="T1017" style:parent-style-name="Domyślnaczcionkaakapitu" style:family="text">
      <style:text-properties style:font-name="Times New Roman" fo:font-weight="bold" style:font-weight-asian="bold" style:font-weight-complex="bold" fo:color="#111111"/>
    </style:style>
    <style:style style:name="T1018" style:parent-style-name="Domyślnaczcionkaakapitu" style:family="text">
      <style:text-properties style:font-name="Times New Roman" fo:color="#111111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style:font-name="Times New Roman" fo:color="#000000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28" style:parent-style-name="Domyślnaczcionkaakapitu" style:family="text">
      <style:text-properties style:font-name="Times New Roman" fo:color="#000000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style:font-name="Times New Roman" fo:color="#000000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style:font-name="Times New Roman" fo:color="#000000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3" style:parent-style-name="TableContents" style:family="paragraph">
      <style:paragraph-properties fo:text-align="justify"/>
      <style:text-properties style:font-name="Times New Roman" fo:color="#111111"/>
    </style:style>
    <style:style style:name="TableRow1044" style:family="table-row">
      <style:table-row-properties style:min-row-height="0.0958in" style:use-optimal-row-height="false"/>
    </style:style>
    <style:style style:name="TableCell10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Times New Roman" fo:color="#000000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Times New Roman" fo:color="#000000"/>
    </style:style>
    <style:style style:name="TableColumn1055" style:family="table-column">
      <style:table-column-properties style:column-width="1.609in" style:use-optimal-column-width="false"/>
    </style:style>
    <style:style style:name="TableColumn1056" style:family="table-column">
      <style:table-column-properties style:column-width="4.9652in" style:use-optimal-column-width="false"/>
    </style:style>
    <style:style style:name="Table1054" style:family="table">
      <style:table-properties style:width="6.5743in" fo:margin-left="0.0458in" table:align="left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1" style:parent-style-name="TableContents" style:family="paragraph">
      <style:text-properties style:font-name="Times New Roman" fo:color="#000000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6" style:parent-style-name="TableContents" style:family="paragraph">
      <style:paragraph-properties fo:text-align="justify"/>
      <style:text-properties style:font-name="Times New Roman" fo:color="#000000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71" style:parent-style-name="Domyślnaczcionkaakapitu" style:family="text">
      <style:text-properties style:font-name="Times New Roman" fo:color="#000000"/>
    </style:style>
    <style:style style:name="P1072" style:parent-style-name="TableContents" style:family="paragraph">
      <style:text-properties style:font-name="Times New Roman" fo:color="#000000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style:font-name="Times New Roman" fo:color="#000000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82" style:parent-style-name="Domyślnaczcionkaakapitu" style:family="text">
      <style:text-properties style:font-name="Times New Roman" fo:color="#000000"/>
    </style:style>
    <style:style style:name="T1083" style:parent-style-name="Domyślnaczcionkaakapitu" style:family="text">
      <style:text-properties style:font-name="Times New Roman" fo:color="#000000"/>
    </style:style>
    <style:style style:name="T1084" style:parent-style-name="Domyślnaczcionkaakapitu" style:family="text">
      <style:text-properties style:font-name="Times New Roman" fo:color="#111111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89" style:parent-style-name="Domyślnaczcionkaakapitu" style:family="text">
      <style:text-properties style:font-name="Times New Roman" fo:color="#000000"/>
    </style:style>
    <style:style style:name="T1090" style:parent-style-name="Domyślnaczcionkaakapitu" style:family="text">
      <style:text-properties style:font-name="Times New Roman" fo:color="#111111"/>
    </style:style>
    <style:style style:name="T1091" style:parent-style-name="Domyślnaczcionkaakapitu" style:family="text">
      <style:text-properties style:font-name="Times New Roman" fo:color="#000000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0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96" style:parent-style-name="Domyślnaczcionkaakapitu" style:family="text">
      <style:text-properties style:font-name="Times New Roman" fo:color="#000000"/>
    </style:style>
    <style:style style:name="T1097" style:parent-style-name="Domyślnaczcionkaakapitu" style:family="text">
      <style:text-properties style:font-name="Times New Roman" fo:color="#111111"/>
    </style:style>
    <style:style style:name="T1098" style:parent-style-name="Domyślnaczcionkaakapitu" style:family="text">
      <style:text-properties style:font-name="Times New Roman" fo:color="#111111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style:font-name="Times New Roman" fo:color="#000000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Times New Roman" fo:color="#000000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13" style:parent-style-name="TableContents" style:family="paragraph">
      <style:paragraph-properties fo:text-align="justify"/>
      <style:text-properties style:font-name="Times New Roman" fo:color="#111111"/>
    </style:style>
    <style:style style:name="TableRow1114" style:family="table-row">
      <style:table-row-properties style:min-row-height="0.0958in" style:use-optimal-row-height="false"/>
    </style:style>
    <style:style style:name="TableCell1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18" style:parent-style-name="TableContents" style:family="paragraph">
      <style:text-properties style:font-name="Times New Roman" fo:color="#000000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1" style:parent-style-name="TableContents" style:family="paragraph">
      <style:text-properties style:font-name="Times New Roman" fo:font-weight="bold" style:font-weight-asian="bold" style:font-weight-complex="bold" fo:color="#000000"/>
    </style:style>
    <style:style style:name="TableCell1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23" style:parent-style-name="Domyślnaczcionkaakapitu" style:family="text">
      <style:text-properties style:font-name="Times New Roman" fo:color="#000000"/>
    </style:style>
    <style:style style:name="T1124" style:parent-style-name="Domyślnaczcionkaakapitu" style:family="text">
      <style:text-properties style:font-name="Times New Roman" fo:color="#000000"/>
    </style:style>
    <style:style style:name="T1125" style:parent-style-name="Domyślnaczcionkaakapitu" style:family="text">
      <style:text-properties style:font-name="Times New Roman" fo:color="#000000"/>
    </style:style>
  </office:automatic-styles>
  <office:body>
    <office:text text:use-soft-page-breaks="true">
      <text:p text:style-name="P1"><text:span text:style-name="T2">Wykonał: Hubert Sulżycki</text:span></text:p>
      <text:p text:style-name="P3"/>
      <text:p text:style-name="P4"/>
      <text:p text:style-name="P5">Raport o błędach dotyczący strony internetowej: https://fashion.kingapp.pl/pl</text:p>
      <text:p text:style-name="P6"/>
      <text:p text:style-name="P7"/>
      <text:p text:style-name="P8"><text:span text:style-name="T9">Zastosowane skróty:</text:span></text:p>
      <text:list text:style-name="LFO1" text:continue-numbering="true">
        <text:list-item>
          <text:p text:style-name="P10">Fire Fox- FF,</text:p>
        </text:list-item>
        <text:list-item>
          <text:p text:style-name="P11">Google Chrome- Chrome,</text:p>
        </text:list-item>
        <text:list-item>
          <text:p text:style-name="P12">Internet Explorer- IE,</text:p>
        </text:list-item>
        <text:list-item>
          <text:p text:style-name="P13">Microsoft Edge- Edge.</text:p>
        </text:list-item>
      </text:list>
      <text:p text:style-name="P14"/>
      <text:p text:style-name="P15"/>
      <text:p text:style-name="P16">Wykaz<text:s/>znalezionych błędów: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ID</text:p>
          </table:table-cell>
          <table:table-cell table:style-name="TableCell24">
            <text:p text:style-name="P25">1.</text:p>
          </table:table-cell>
        </table:table-row>
        <table:table-row table:style-name="TableRow26">
          <table:table-cell table:style-name="TableCell27">
            <text:p text:style-name="P28">Nazwa</text:p>
          </table:table-cell>
          <table:table-cell table:style-name="TableCell29">
            <text:p text:style-name="P30"><text:span text:style-name="T31">Błąd <text:s/>w słowie WYLKO na banerze na stronie głównej- https://fashion.kingapp.pl/pl</text:span></text:p>
          </table:table-cell>
        </table:table-row>
        <table:table-row table:style-name="TableRow32">
          <table:table-cell table:style-name="TableCell33">
            <text:p text:style-name="P34">Warunki wstępne</text:p>
          </table:table-cell>
          <table:table-cell table:style-name="TableCell35">
            <text:p text:style-name="P36">https://fashion.kingapp.pl/pl</text:p>
          </table:table-cell>
        </table:table-row>
        <table:table-row table:style-name="TableRow37">
          <table:table-cell table:style-name="TableCell38">
            <text:p text:style-name="P39">Dane testow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Szczegółowy opis</text:p>
          </table:table-cell>
          <table:table-cell table:style-name="TableCell45">
            <text:p text:style-name="TableContents"><text:span text:style-name="T46">Wchodzimy na stronę główną <text:s/></text:span><text:a xlink:href="https://fashion.kingapp.pl/pl" office:target-frame-name="_top" xlink:show="replace"><text:span text:style-name="T47">https://fashion.kingapp.pl/pl</text:span></text:a><text:span text:style-name="T48">.</text:span></text:p>
            <text:p text:style-name="P49">W słowie WYLKO na banerze jest błąd.</text:p>
          </table:table-cell>
        </table:table-row>
        <table:table-row table:style-name="TableRow50">
          <table:table-cell table:style-name="TableCell51">
            <text:p text:style-name="P52">Rzeczywisty rezultat</text:p>
          </table:table-cell>
          <table:table-cell table:style-name="TableCell53">
            <text:p text:style-name="P54"><text:span text:style-name="T55">Błąd w słowie WYLKO</text:span></text:p>
          </table:table-cell>
        </table:table-row>
        <table:table-row table:style-name="TableRow56">
          <table:table-cell table:style-name="TableCell57">
            <text:p text:style-name="P58">Oczekiwany rezultat</text:p>
          </table:table-cell>
          <table:table-cell table:style-name="TableCell59">
            <text:p text:style-name="P60"><text:span text:style-name="T61">Poprawne słowo: TYLKO.</text:span></text:p>
          </table:table-cell>
        </table:table-row>
        <table:table-row table:style-name="TableRow62">
          <table:table-cell table:style-name="TableCell63">
            <text:p text:style-name="P64">Priorytet</text:p>
          </table:table-cell>
          <table:table-cell table:style-name="TableCell65">
            <text:p text:style-name="P66">Niski</text:p>
          </table:table-cell>
        </table:table-row>
        <table:table-row table:style-name="TableRow67">
          <table:table-cell table:style-name="TableCell68">
            <text:p text:style-name="P69">Powtarzalność</text:p>
          </table:table-cell>
          <table:table-cell table:style-name="TableCell70">
            <text:p text:style-name="P71">Zawsze</text:p>
          </table:table-cell>
        </table:table-row>
        <table:table-row table:style-name="TableRow72">
          <table:table-cell table:style-name="TableCell73">
            <text:p text:style-name="P74">Środowisko testowe</text:p>
          </table:table-cell>
          <table:table-cell table:style-name="TableCell75">
            <text:p text:style-name="P76">Google Chrome Wersja 81.0.4044.138, Internet Explorer11 Wersja 11.836.18362.0, Opera Wersja 68.0.3618.125, Fire Fox Wersja 76.0.1, Microsoft Edge Wersja 44.18362.449.0</text:p>
          </table:table-cell>
        </table:table-row>
        <table:table-row table:style-name="TableRow77">
          <table:table-cell table:style-name="TableCell78">
            <text:p text:style-name="P79">Załączniki</text:p>
          </table:table-cell>
          <table:table-cell table:style-name="TableCell80">
            <text:p text:style-name="P81">1.png</text:p>
          </table:table-cell>
        </table:table-row>
        <table:table-row table:style-name="TableRow82">
          <table:table-cell table:style-name="TableCell83">
            <text:p text:style-name="P84">Komentarze/uwagi</text:p>
          </table:table-cell>
          <table:table-cell table:style-name="TableCell85">
            <text:p text:style-name="P86">W<text:s/>słowie WYLKO należy zmienić W na T. Otrzymamy poprawny wyraz TYLK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ID</text:p>
          </table:table-cell>
          <table:table-cell table:style-name="TableCell93">
            <text:p text:style-name="P94">2.</text:p>
          </table:table-cell>
        </table:table-row>
        <table:table-row table:style-name="TableRow95">
          <table:table-cell table:style-name="TableCell96">
            <text:p text:style-name="P97">Nazwa</text:p>
          </table:table-cell>
          <table:table-cell table:style-name="TableCell98">
            <text:p text:style-name="P99">Niepoprawne przekierowanie podczas kliknięcia na przycisk SPRAWDŹ PROMOCJE na banerze na stronie głównej</text:p>
          </table:table-cell>
        </table:table-row>
        <table:table-row table:style-name="TableRow100">
          <table:table-cell table:style-name="TableCell101">
            <text:p text:style-name="P102">Warunki wstępne</text:p>
          </table:table-cell>
          <table:table-cell table:style-name="TableCell103">
            <text:p text:style-name="P104">https://fashion.kingapp.pl/pl</text:p>
          </table:table-cell>
        </table:table-row>
        <table:table-row table:style-name="TableRow105">
          <table:table-cell table:style-name="TableCell106">
            <text:p text:style-name="P107">Dane testowe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Szczegółowy opis</text:p>
          </table:table-cell>
          <table:table-cell table:style-name="TableCell113">
            <text:p text:style-name="TableContents"><text:span text:style-name="T114">Wchodzimy na stronę główną <text:s/></text:span><text:a xlink:href="https://fashion.kingapp.pl/pl" office:target-frame-name="_top" xlink:show="replace"><text:span text:style-name="T115">https://fashion.kingapp.pl/pl</text:span></text:a><text:span text:style-name="T116">.</text:span></text:p>
            <text:p text:style-name="P117">Klikamy na przycisk SPRAWDŹ PROMOCJE na banerze na<text:s/>stronie głównej.</text:p>
            <text:p text:style-name="TableContents"><text:span text:style-name="T118">Otrzymujemy informacje:<text:s/></text:span><text:span text:style-name="T119">Połączenie nie jest prywatne. Przekierowuje <text:s/>Nas na adres URL: https://twoje.przekierowanie.pl/</text:span></text:p>
            <text:p text:style-name="P120"/>
          </table:table-cell>
        </table:table-row>
        <table:table-row table:style-name="TableRow121">
          <table:table-cell table:style-name="TableCell122">
            <text:p text:style-name="P123">Rzeczywisty rezultat</text:p>
          </table:table-cell>
          <table:table-cell table:style-name="TableCell124">
            <text:p text:style-name="TableContents"><text:span text:style-name="T125">Po kliknięciu na przycisk SPRAWDŹ PROMOCJE na banerze na stronie głównej, otrzymujemy informacje</text:span><text:span text:style-name="T126">:<text:s/></text:span><text:span text:style-name="T127">Połączenie nie jest prywatne.</text:span></text:p>
          </table:table-cell>
        </table:table-row>
        <table:table-row table:style-name="TableRow128">
          <table:table-cell table:style-name="TableCell129">
            <text:p text:style-name="P130">Oczekiwany rezultat</text:p>
          </table:table-cell>
          <table:table-cell table:style-name="TableCell131">
            <text:p text:style-name="TableContents"><text:span text:style-name="T132">Po kliknięciu na przycisk SPRAWDŹ PROMOCJE na banerze na stronie głównej, powinno przekierować nas na PROMOCJE w sklepie internetowym: https://fashion.kingapp.pl/pl</text:span></text:p>
          </table:table-cell>
        </table:table-row>
        <table:table-row table:style-name="TableRow133">
          <table:table-cell table:style-name="TableCell134">
            <text:p text:style-name="P135">Priorytet</text:p>
          </table:table-cell>
          <table:table-cell table:style-name="TableCell136">
            <text:p text:style-name="P137">Wysoki</text:p>
          </table:table-cell>
        </table:table-row>
        <table:table-row table:style-name="TableRow138">
          <table:table-cell table:style-name="TableCell139">
            <text:p text:style-name="P140">Powtarzalność</text:p>
          </table:table-cell>
          <table:table-cell table:style-name="TableCell141">
            <text:p text:style-name="P142">Zawsze</text:p>
          </table:table-cell>
        </table:table-row>
        <table:table-row table:style-name="TableRow143">
          <table:table-cell table:style-name="TableCell144">
            <text:p text:style-name="P145">Środowisko testowe</text:p>
          </table:table-cell>
          <table:table-cell table:style-name="TableCell146">
            <text:p text:style-name="P147">Google Chrome Wersja 81.0.4044.138, Internet Explorer11 Wersja 11.836.18362.0, Opera Wersja 68.0.3618.125, Fire Fox Wersja 76.0.1, Microsoft Edge Wersja 44.18362.449.0</text:p>
          </table:table-cell>
        </table:table-row>
        <table:table-row table:style-name="TableRow148">
          <table:table-cell table:style-name="TableCell149">
            <text:p text:style-name="P150">Załączniki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Komentarze/uwagi</text:p>
          </table:table-cell>
          <table:table-cell table:style-name="TableCell156">
            <text:p text:style-name="P157"/>
          </table:table-cell>
        </table:table-row>
      </table:table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ID</text:p>
          </table:table-cell>
          <table:table-cell table:style-name="TableCell184">
            <text:p text:style-name="P185">3.</text:p>
          </table:table-cell>
        </table:table-row>
        <table:table-row table:style-name="TableRow186">
          <table:table-cell table:style-name="TableCell187">
            <text:p text:style-name="P188">Nazwa</text:p>
          </table:table-cell>
          <table:table-cell table:style-name="TableCell189">
            <text:p text:style-name="P190">Niepoprawne przekierowanie podczas kliknięcia na ikonę Instagram na stronie głównej</text:p>
          </table:table-cell>
        </table:table-row>
        <table:table-row table:style-name="TableRow191">
          <table:table-cell table:style-name="TableCell192">
            <text:p text:style-name="P193">Warunki wstępne</text:p>
          </table:table-cell>
          <table:table-cell table:style-name="TableCell194">
            <text:p text:style-name="P195">https://fashion.kingapp.pl/pl</text:p>
          </table:table-cell>
        </table:table-row>
        <table:table-row table:style-name="TableRow196">
          <table:table-cell table:style-name="TableCell197">
            <text:p text:style-name="P198">Dane testowe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Szczegółowy opis</text:p>
          </table:table-cell>
          <table:table-cell table:style-name="TableCell204">
            <text:p text:style-name="TableContents"><text:span text:style-name="T205">Wchodzimy na stronę główną <text:s/></text:span><text:a xlink:href="https://fashion.kingapp.pl/pl" office:target-frame-name="_top" xlink:show="replace"><text:span text:style-name="T206">https://fashion.kingapp.pl/pl</text:span></text:a><text:span text:style-name="T207">.</text:span></text:p>
            <text:p text:style-name="P208">Klikamy na ikonę Instagram na stronie głównej.</text:p>
            <text:p text:style-name="TableContents"><text:span text:style-name="T209">Otrzymujemy informacje:<text:s/></text:span><text:span text:style-name="T210">Przepraszamy, ta strona jest niedostępna</text:span><text:span text:style-name="T211">. Przekierowuje Nas na adres<text:s/></text:span><text:span text:style-name="T212">URL: https://www.instagram.com/KingAPP.de/</text:span></text:p>
            <text:p text:style-name="P213"/>
          </table:table-cell>
        </table:table-row>
        <table:table-row table:style-name="TableRow214">
          <table:table-cell table:style-name="TableCell215">
            <text:p text:style-name="P216">Rzeczywisty rezultat</text:p>
          </table:table-cell>
          <table:table-cell table:style-name="TableCell217">
            <text:p text:style-name="TableContents"><text:span text:style-name="T218">Po kliknięciu na ikonę Instagram na stronie głównej, otrzymujemy informacje:<text:s/></text:span><text:span text:style-name="T219">Przepraszamy, ta strona jest niedostępna.</text:span></text:p>
          </table:table-cell>
        </table:table-row>
        <table:table-row table:style-name="TableRow220">
          <table:table-cell table:style-name="TableCell221">
            <text:p text:style-name="P222">Oczekiwany rezultat</text:p>
          </table:table-cell>
          <table:table-cell table:style-name="TableCell223">
            <text:p text:style-name="TableContents"><text:span text:style-name="T224">Po kliknięciu na ikonę Instagram na stronie główne</text:span><text:span text:style-name="T225">j, nie powinien pojawić się komunikat: <text:s/></text:span><text:span text:style-name="T226">Przepraszamy, ta strona jest niedostępna.</text:span></text:p>
          </table:table-cell>
        </table:table-row>
        <table:table-row table:style-name="TableRow227">
          <table:table-cell table:style-name="TableCell228">
            <text:p text:style-name="P229">Priorytet</text:p>
          </table:table-cell>
          <table:table-cell table:style-name="TableCell230">
            <text:p text:style-name="P231">niski</text:p>
          </table:table-cell>
        </table:table-row>
        <table:table-row table:style-name="TableRow232">
          <table:table-cell table:style-name="TableCell233">
            <text:p text:style-name="P234">Powtarzalność</text:p>
          </table:table-cell>
          <table:table-cell table:style-name="TableCell235">
            <text:p text:style-name="P236">Zawsze</text:p>
          </table:table-cell>
        </table:table-row>
        <table:table-row table:style-name="TableRow237">
          <table:table-cell table:style-name="TableCell238">
            <text:p text:style-name="P239">Środowisko testowe</text:p>
          </table:table-cell>
          <table:table-cell table:style-name="TableCell240">
            <text:p text:style-name="P241">Google Chrome Wersja 81.0.4044.138, Internet Explorer11 Wersja 11.836.18362.0, Opera Wersja<text:s/>68.0.3618.125, Fire Fox Wersja 76.0.1, Microsoft Edge Wersja 44.18362.449.0</text:p>
          </table:table-cell>
        </table:table-row>
        <table:table-row table:style-name="TableRow242">
          <table:table-cell table:style-name="TableCell243">
            <text:p text:style-name="P244">Załączniki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Komentarze/uwagi</text:p>
          </table:table-cell>
          <table:table-cell table:style-name="TableCell250">
            <text:p text:style-name="P25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ID</text:p>
          </table:table-cell>
          <table:table-cell table:style-name="TableCell258">
            <text:p text:style-name="P259">4.</text:p>
          </table:table-cell>
        </table:table-row>
        <table:table-row table:style-name="TableRow260">
          <table:table-cell table:style-name="TableCell261">
            <text:p text:style-name="P262">Nazwa</text:p>
          </table:table-cell>
          <table:table-cell table:style-name="TableCell263">
            <text:p text:style-name="P264">Brak niektórych zdjęć w kategorii NOWOŚCI</text:p>
          </table:table-cell>
        </table:table-row>
        <table:table-row table:style-name="TableRow265">
          <table:table-cell table:style-name="TableCell266">
            <text:p text:style-name="P267">Warunki wstępne</text:p>
          </table:table-cell>
          <table:table-cell table:style-name="TableCell268">
            <text:p text:style-name="P269">https://fashion.kingapp.pl/pl</text:p>
          </table:table-cell>
        </table:table-row>
        <table:table-row table:style-name="TableRow270">
          <table:table-cell table:style-name="TableCell271">
            <text:p text:style-name="P272">Dane testowe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Szczegółowy opis</text:p>
          </table:table-cell>
          <table:table-cell table:style-name="TableCell278">
            <text:p text:style-name="TableContents"><text:span text:style-name="T279">Wchodzimy na stronę główną <text:s/></text:span><text:a xlink:href="https://fashion.kingapp.pl/pl" office:target-frame-name="_top" xlink:show="replace"><text:span text:style-name="T280">https://fashion.kingapp.pl/pl</text:span></text:a><text:span text:style-name="T281">.</text:span></text:p>
            <text:p text:style-name="P282">Klikamy na NOWOŚCI w listingu kategorii.</text:p>
            <text:p text:style-name="P283">Scrollujemy. Zauważyć można, że nie wszystkie wymienione sukienki posiadają zdjęcie.</text:p>
          </table:table-cell>
        </table:table-row>
        <table:table-row table:style-name="TableRow284">
          <table:table-cell table:style-name="TableCell285">
            <text:p text:style-name="P286">Rzeczywisty rezultat</text:p>
          </table:table-cell>
          <table:table-cell table:style-name="TableCell287">
            <text:p text:style-name="P288">Brak niektórych zdjęć w kategorii NOWOŚCI</text:p>
          </table:table-cell>
        </table:table-row>
        <table:table-row table:style-name="TableRow289">
          <table:table-cell table:style-name="TableCell290">
            <text:p text:style-name="P291">Oczekiwany rezultat</text:p>
          </table:table-cell>
          <table:table-cell table:style-name="TableCell292">
            <text:p text:style-name="P293">Wszystkie sukienki powinny posiadać zdjęcie.</text:p>
          </table:table-cell>
        </table:table-row>
        <table:table-row table:style-name="TableRow294">
          <table:table-cell table:style-name="TableCell295">
            <text:p text:style-name="P296">Priorytet</text:p>
          </table:table-cell>
          <table:table-cell table:style-name="TableCell297">
            <text:p text:style-name="P298">Niski</text:p>
          </table:table-cell>
        </table:table-row>
        <table:table-row table:style-name="TableRow299">
          <table:table-cell table:style-name="TableCell300">
            <text:p text:style-name="P301">Powtarzalność</text:p>
          </table:table-cell>
          <table:table-cell table:style-name="TableCell302">
            <text:p text:style-name="P303">Zawsze</text:p>
          </table:table-cell>
        </table:table-row>
        <table:table-row table:style-name="TableRow304">
          <table:table-cell table:style-name="TableCell305">
            <text:p text:style-name="P306">Środowisko testowe</text:p>
          </table:table-cell>
          <table:table-cell table:style-name="TableCell307">
            <text:p text:style-name="P308">Google Chrome Wersja 81.0.4044.138, Internet Explorer11 Wersja 11.836.18362.0, Opera Wersja 68.0.3618.125, Fire Fox Wersja 76.0.1, Microsoft Edge Wersja<text:s/>44.18362.449.0</text:p>
          </table:table-cell>
        </table:table-row>
        <table:table-row table:style-name="TableRow309">
          <table:table-cell table:style-name="TableCell310">
            <text:p text:style-name="P311">Załączniki</text:p>
          </table:table-cell>
          <table:table-cell table:style-name="TableCell312">
            <text:p text:style-name="P313">2.png</text:p>
          </table:table-cell>
        </table:table-row>
        <table:table-row table:style-name="TableRow314">
          <table:table-cell table:style-name="TableCell315">
            <text:p text:style-name="P316">Komentarze/uwagi</text:p>
          </table:table-cell>
          <table:table-cell table:style-name="TableCell317">
            <text:p text:style-name="P318"/>
          </table:table-cell>
        </table:table-row>
      </table:table>
      <text:p text:style-name="Standard"/>
      <text:p text:style-name="Standard"/>
      <text:p text:style-name="Standard"/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ID</text:p>
          </table:table-cell>
          <table:table-cell table:style-name="TableCell325">
            <text:p text:style-name="P326">5.</text:p>
          </table:table-cell>
        </table:table-row>
        <table:table-row table:style-name="TableRow327">
          <table:table-cell table:style-name="TableCell328">
            <text:p text:style-name="P329">Nazwa</text:p>
          </table:table-cell>
          <table:table-cell table:style-name="TableCell330">
            <text:p text:style-name="P331"><text:span text:style-name="T332">Wyszukiwarka produktów sklepie internetowym:<text:s/></text:span><text:a xlink:href="https://fashion.kingapp.pl/pl" office:target-frame-name="_top" xlink:show="replace">https://fashion.kingapp.pl/pl</text:a><text:span text:style-name="T333"><text:s text:c="2"/>nie działa</text:span></text:p>
          </table:table-cell>
        </table:table-row>
        <table:table-row table:style-name="TableRow334">
          <table:table-cell table:style-name="TableCell335">
            <text:p text:style-name="P336">Warunki wstępne</text:p>
          </table:table-cell>
          <table:table-cell table:style-name="TableCell337">
            <text:p text:style-name="P338">https://fashion.kingapp.pl/pl</text:p>
          </table:table-cell>
        </table:table-row>
        <table:table-row table:style-name="TableRow339">
          <table:table-cell table:style-name="TableCell340">
            <text:p text:style-name="P341">Dane testowe</text:p>
          </table:table-cell>
          <table:table-cell table:style-name="TableCell342">
            <text:p text:style-name="P343">Dane do wpisania w wyszukiwarkę: bluza</text:p>
          </table:table-cell>
        </table:table-row>
        <table:table-row table:style-name="TableRow344">
          <table:table-cell table:style-name="TableCell345">
            <text:p text:style-name="P346">Szczegółowy opis</text:p>
          </table:table-cell>
          <table:table-cell table:style-name="TableCell347">
            <text:p text:style-name="TableContents"><text:span text:style-name="T348">Wchodzimy na stronę główną <text:s/></text:span><text:a xlink:href="https://fashion.kingapp.pl/pl" office:target-frame-name="_top" xlink:show="replace"><text:span text:style-name="T349">https://fashion.kingapp.pl/pl</text:span></text:a><text:span text:style-name="T350">.</text:span></text:p>
            <text:p text:style-name="TableContents"><text:span text:style-name="T351">W wyszukiwarkę na listingu kategorii wpisujemy: bluza.</text:span></text:p>
            <text:p text:style-name="TableContents"><text:span text:style-name="T352">Klikamy ENTER.</text:span></text:p>
            <text:p text:style-name="TableContents"><text:span text:style-name="T353">Wynik wyszukiwania: sukienki.</text:span></text:p>
          </table:table-cell>
        </table:table-row>
        <table:table-row table:style-name="TableRow354">
          <table:table-cell table:style-name="TableCell355">
            <text:p text:style-name="P356">Rzeczywisty rezultat</text:p>
          </table:table-cell>
          <table:table-cell table:style-name="TableCell357">
            <text:p text:style-name="P358">Po wpisaniu w wyszukiwarkę na listingu bluza i kliknięciu ENTER otrzymanym wynikiem są sukienki</text:p>
          </table:table-cell>
        </table:table-row>
        <table:table-row table:style-name="TableRow359">
          <table:table-cell table:style-name="TableCell360">
            <text:p text:style-name="P361">Oczekiwany rezultat</text:p>
          </table:table-cell>
          <table:table-cell table:style-name="TableCell362">
            <text:p text:style-name="P363"><text:span text:style-name="T364">Po wpisaniu w wyszukiwarkę na listingu bluza i kliknięciu ENTER otrzymanym wynikiem <text:s/>powinny być bluzy</text:span></text:p>
          </table:table-cell>
        </table:table-row>
        <table:table-row table:style-name="TableRow365">
          <table:table-cell table:style-name="TableCell366">
            <text:p text:style-name="P367">Priorytet</text:p>
          </table:table-cell>
          <table:table-cell table:style-name="TableCell368">
            <text:p text:style-name="P369">wysoki</text:p>
          </table:table-cell>
        </table:table-row>
        <table:table-row table:style-name="TableRow370">
          <table:table-cell table:style-name="TableCell371">
            <text:p text:style-name="P372">Powtarzalność</text:p>
          </table:table-cell>
          <table:table-cell table:style-name="TableCell373">
            <text:p text:style-name="P374">Zawsze</text:p>
          </table:table-cell>
        </table:table-row>
        <table:table-row table:style-name="TableRow375">
          <table:table-cell table:style-name="TableCell376">
            <text:p text:style-name="P377">Środowisko testowe</text:p>
          </table:table-cell>
          <table:table-cell table:style-name="TableCell378">
            <text:p text:style-name="P379">Google Chrome Wersja 81.0.4044.138, Internet Explorer11 Wersja 11.836.18362.0, Opera Wersja 68.0.3618.125, Fire Fox Wersja 76.0.1, Microsoft Edge Wersja 44.18362.449.0</text:p>
          </table:table-cell>
        </table:table-row>
        <table:table-row table:style-name="TableRow380">
          <table:table-cell table:style-name="TableCell381">
            <text:p text:style-name="P382">Załączniki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Komentarze/uwagi</text:p>
          </table:table-cell>
          <table:table-cell table:style-name="TableCell388">
            <text:p text:style-name="P389"/>
          </table:table-cell>
        </table:table-row>
      </table:table>
      <text:p text:style-name="Standard"/>
      <text:p text:style-name="Standard"/>
      <text:p text:style-name="Standard"/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ID</text:p>
          </table:table-cell>
          <table:table-cell table:style-name="TableCell396">
            <text:p text:style-name="P397">6.</text:p>
          </table:table-cell>
        </table:table-row>
        <table:table-row table:style-name="TableRow398">
          <table:table-cell table:style-name="TableCell399">
            <text:p text:style-name="P400">Nazwa</text:p>
          </table:table-cell>
          <table:table-cell table:style-name="TableCell401">
            <text:p text:style-name="P402">Brak<text:s/>waluty przy labelce CENA</text:p>
          </table:table-cell>
        </table:table-row>
        <table:table-row table:style-name="TableRow403">
          <table:table-cell table:style-name="TableCell404">
            <text:p text:style-name="P405">Warunki wstępne</text:p>
          </table:table-cell>
          <table:table-cell table:style-name="TableCell406">
            <text:p text:style-name="P407">https://fashion.kingapp.pl/pl</text:p>
          </table:table-cell>
        </table:table-row>
        <table:table-row table:style-name="TableRow408">
          <table:table-cell table:style-name="TableCell409">
            <text:p text:style-name="P410">Dane testowe</text:p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Szczegółowy opis</text:p>
          </table:table-cell>
          <table:table-cell table:style-name="TableCell416">
            <text:p text:style-name="TableContents"><text:span text:style-name="T417">Wchodzimy na stronę główną <text:s/></text:span><text:a xlink:href="https://fashion.kingapp.pl/pl" office:target-frame-name="_top" xlink:show="replace"><text:span text:style-name="T418">https://fashion.kingapp.pl/pl</text:span></text:a><text:span text:style-name="T419">.</text:span></text:p>
            <text:p text:style-name="TableContents"><text:span text:style-name="T420">Na listingu kategorii klikamy PROMOCJE</text:span></text:p>
            <text:p text:style-name="TableContents"><text:span text:style-name="T421">Klikamy ENTER.</text:span></text:p>
            <text:p text:style-name="P422">Scrollujemy.</text:p>
            <text:p text:style-name="P423">Na labelce CENA nie ma określonej waluty</text:p>
          </table:table-cell>
        </table:table-row>
        <table:table-row table:style-name="TableRow424">
          <table:table-cell table:style-name="TableCell425">
            <text:p text:style-name="P426">Rzeczywisty rezultat</text:p>
          </table:table-cell>
          <table:table-cell table:style-name="TableCell427">
            <text:p text:style-name="P428">Na labelce CENA nie ma określonej waluty</text:p>
          </table:table-cell>
        </table:table-row>
        <table:table-row table:style-name="TableRow429">
          <table:table-cell table:style-name="TableCell430">
            <text:p text:style-name="P431">Oczekiwany rezultat</text:p>
          </table:table-cell>
          <table:table-cell table:style-name="TableCell432">
            <text:p text:style-name="TableContents"><text:span text:style-name="T433">Na labelce CENA<text:s/></text:span><text:span text:style-name="T434">powinna być określona waluta</text:span></text:p>
          </table:table-cell>
        </table:table-row>
        <table:table-row table:style-name="TableRow435">
          <table:table-cell table:style-name="TableCell436">
            <text:p text:style-name="P437">Priorytet</text:p>
          </table:table-cell>
          <table:table-cell table:style-name="TableCell438">
            <text:p text:style-name="P439">średni</text:p>
          </table:table-cell>
        </table:table-row>
        <table:table-row table:style-name="TableRow440">
          <table:table-cell table:style-name="TableCell441">
            <text:p text:style-name="P442">Powtarzalność</text:p>
          </table:table-cell>
          <table:table-cell table:style-name="TableCell443">
            <text:p text:style-name="P444">Zawsze</text:p>
          </table:table-cell>
        </table:table-row>
        <table:table-row table:style-name="TableRow445">
          <table:table-cell table:style-name="TableCell446">
            <text:p text:style-name="P447">Środowisko testowe</text:p>
          </table:table-cell>
          <table:table-cell table:style-name="TableCell448">
            <text:p text:style-name="P449">Google Chrome Wersja 81.0.4044.138, Internet Explorer11 Wersja 11.836.18362.0, Opera Wersja 68.0.3618.125, Fire Fox Wersja 76.0.1, Microsoft Edge Wersja<text:s/>44.18362.449.0</text:p>
          </table:table-cell>
        </table:table-row>
        <table:table-row table:style-name="TableRow450">
          <table:table-cell table:style-name="TableCell451">
            <text:p text:style-name="P452">Załączniki</text:p>
          </table:table-cell>
          <table:table-cell table:style-name="TableCell453">
            <text:p text:style-name="P454">2.png</text:p>
          </table:table-cell>
        </table:table-row>
        <table:table-row table:style-name="TableRow455">
          <table:table-cell table:style-name="TableCell456">
            <text:p text:style-name="P457">Komentarze/uwagi</text:p>
          </table:table-cell>
          <table:table-cell table:style-name="TableCell458">
            <text:p text:style-name="P459">Klient powinien wiedzieć w jakiej walucie wyszukuje/kupuje produkty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60">
        <table:table-columns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ID</text:p>
          </table:table-cell>
          <table:table-cell table:style-name="TableCell466">
            <text:p text:style-name="P467">7.</text:p>
          </table:table-cell>
        </table:table-row>
        <table:table-row table:style-name="TableRow468">
          <table:table-cell table:style-name="TableCell469">
            <text:p text:style-name="P470">Nazwa</text:p>
          </table:table-cell>
          <table:table-cell table:style-name="TableCell471">
            <text:p text:style-name="P472">FILTRY działają nieprawidłowo</text:p>
          </table:table-cell>
        </table:table-row>
        <table:table-row table:style-name="TableRow473">
          <table:table-cell table:style-name="TableCell474">
            <text:p text:style-name="P475">Warunki wstępne</text:p>
          </table:table-cell>
          <table:table-cell table:style-name="TableCell476">
            <text:p text:style-name="P477">https://fashion.kingapp.pl/pl</text:p>
          </table:table-cell>
        </table:table-row>
        <table:table-row table:style-name="TableRow478">
          <table:table-cell table:style-name="TableCell479">
            <text:p text:style-name="P480">Dane testowe</text:p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Szczegółowy opis</text:p>
          </table:table-cell>
          <table:table-cell table:style-name="TableCell486">
            <text:p text:style-name="TableContents"><text:span text:style-name="T487">Wchodzimy na stronę główną <text:s/></text:span><text:a xlink:href="https://fashion.kingapp.pl/pl" office:target-frame-name="_top" xlink:show="replace"><text:span text:style-name="T488">https://fashion.kingapp.pl/pl</text:span></text:a><text:span text:style-name="T489">.</text:span></text:p>
            <text:p text:style-name="TableContents"><text:span text:style-name="T490">Na listingu kategorii wybieramy ODZIEŻ DAMSKA.</text:span></text:p>
            <text:p text:style-name="P491">Po prawej stronie pojawiają się sukienki wraz z cenami. (Jedną z sukienek jest Czarna sukienka z głębokim dekoltem o wartości 97,44 zł)</text:p>
            <text:p text:style-name="P492">Z FILTRU KOLOR klikamy na czarny kwadracik. CENĘ ustawiamy na od 0. Klikamy na przycisk FILTRUJ.</text:p>
            <text:p text:style-name="P493">Na prawej stronie pojawił się napis Sukienka Kolorowa wraz z ceną.</text:p>
          </table:table-cell>
        </table:table-row>
        <table:table-row table:style-name="TableRow494">
          <table:table-cell table:style-name="TableCell495">
            <text:p text:style-name="P496">Rzeczywisty rezultat</text:p>
          </table:table-cell>
          <table:table-cell table:style-name="TableCell497">
            <text:p text:style-name="P498">Na prawej stronie pojawił się napis Sukienka Kolorowa wraz z ceną.</text:p>
          </table:table-cell>
        </table:table-row>
        <table:table-row table:style-name="TableRow499">
          <table:table-cell table:style-name="TableCell500">
            <text:p text:style-name="P501">Oczekiwany rezultat</text:p>
          </table:table-cell>
          <table:table-cell table:style-name="TableCell502">
            <text:p text:style-name="P503">Po prawej stronie po kliknięciu na przycisk FILTRUJ powinny pojawić się czarne sukienki wraz z cenami ((Jedną z sukienek powinna być Czarna sukienka z głębokim dekoltem o wartości 97,44 zł))</text:p>
          </table:table-cell>
        </table:table-row>
        <table:table-row table:style-name="TableRow504">
          <table:table-cell table:style-name="TableCell505">
            <text:p text:style-name="P506">Priorytet</text:p>
          </table:table-cell>
          <table:table-cell table:style-name="TableCell507">
            <text:p text:style-name="P508">średni</text:p>
          </table:table-cell>
        </table:table-row>
        <table:table-row table:style-name="TableRow509">
          <table:table-cell table:style-name="TableCell510">
            <text:p text:style-name="P511">Powtarzalność</text:p>
          </table:table-cell>
          <table:table-cell table:style-name="TableCell512">
            <text:p text:style-name="P513">Zawsze</text:p>
          </table:table-cell>
        </table:table-row>
        <table:table-row table:style-name="TableRow514">
          <table:table-cell table:style-name="TableCell515">
            <text:p text:style-name="P516">Środowisko testowe</text:p>
          </table:table-cell>
          <table:table-cell table:style-name="TableCell517">
            <text:p text:style-name="P518">Google Chrome Wersja 81.0.4044.138, Opera Wersja 68.0.3618.125, Fire Fox Wersja 76.0.1, Microsoft Edge<text:s/>Wersja 44.18362.449.0</text:p>
          </table:table-cell>
        </table:table-row>
        <table:table-row table:style-name="TableRow519">
          <table:table-cell table:style-name="TableCell520">
            <text:p text:style-name="P521">Załączniki</text:p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Komentarze/uwagi</text:p>
          </table:table-cell>
          <table:table-cell table:style-name="TableCell527">
            <text:p text:style-name="P52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ID</text:p>
          </table:table-cell>
          <table:table-cell table:style-name="TableCell535">
            <text:p text:style-name="P536">8.</text:p>
          </table:table-cell>
        </table:table-row>
        <table:table-row table:style-name="TableRow537">
          <table:table-cell table:style-name="TableCell538">
            <text:p text:style-name="P539">Nazwa</text:p>
          </table:table-cell>
          <table:table-cell table:style-name="TableCell540">
            <text:p text:style-name="P541">Listing kategorii na stronie głównej nie działa prawidłowo</text:p>
          </table:table-cell>
        </table:table-row>
        <table:table-row table:style-name="TableRow542">
          <table:table-cell table:style-name="TableCell543">
            <text:p text:style-name="P544">Warunki wstępne</text:p>
          </table:table-cell>
          <table:table-cell table:style-name="TableCell545">
            <text:p text:style-name="P546">https://fashion.kingapp.pl/pl</text:p>
          </table:table-cell>
        </table:table-row>
        <table:table-row table:style-name="TableRow547">
          <table:table-cell table:style-name="TableCell548">
            <text:p text:style-name="P549">Dane testowe</text:p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Szczegółowy opis</text:p>
          </table:table-cell>
          <table:table-cell table:style-name="TableCell555">
            <text:p text:style-name="TableContents"><text:span text:style-name="T556">Wchodzimy na<text:s/></text:span><text:span text:style-name="T557">stronę główną <text:s/></text:span><text:a xlink:href="https://fashion.kingapp.pl/pl" office:target-frame-name="_top" xlink:show="replace"><text:span text:style-name="T558">https://fashion.kingapp.pl/pl</text:span></text:a><text:span text:style-name="T559">.</text:span></text:p>
            <text:p text:style-name="TableContents"><text:span text:style-name="T560">Na listingu kategorii rozwijamy ODZIEŻ DAMSKA.</text:span></text:p>
            <text:p text:style-name="P561">Po prawej stronie pojawiają się sukienki wraz z cenami.</text:p>
            <text:p text:style-name="P562">Następnie wybieramy z listingu kategorii BLUZY.</text:p>
            <text:p text:style-name="P563">Prawa strona- sukienki wraz z cenami, nie zmieniała zawartości.</text:p>
            <text:p text:style-name="P564">Wybieramy CZAPKI ZIMOWE.</text:p>
            <text:p text:style-name="P565">Prawa strona- sukienki wraz z cenami, nie zmieniała zawartości.</text:p>
          </table:table-cell>
        </table:table-row>
        <table:table-row table:style-name="TableRow566">
          <table:table-cell table:style-name="TableCell567">
            <text:p text:style-name="P568">Rzeczywisty rezultat</text:p>
          </table:table-cell>
          <table:table-cell table:style-name="TableCell569">
            <text:p text:style-name="P570">Prawa strona- sukienki wraz z cenami, nie<text:s/>zmieniała zawartości po wyborze kategorii BLUZY oraz kategorii CZAPKI ZIMOWE</text:p>
          </table:table-cell>
        </table:table-row>
        <table:table-row table:style-name="TableRow571">
          <table:table-cell table:style-name="TableCell572">
            <text:p text:style-name="P573">Oczekiwany rezultat</text:p>
          </table:table-cell>
          <table:table-cell table:style-name="TableCell574">
            <text:p text:style-name="P575">Prawa strona- sukienki wraz z cenami, powinna zmienić zawartość po wyborze kategorii BLUZY oraz kategorii CZAPKI ZIMOWE</text:p>
          </table:table-cell>
        </table:table-row>
        <table:table-row table:style-name="TableRow576">
          <table:table-cell table:style-name="TableCell577">
            <text:p text:style-name="P578">Priorytet</text:p>
          </table:table-cell>
          <table:table-cell table:style-name="TableCell579">
            <text:p text:style-name="P580">średni</text:p>
          </table:table-cell>
        </table:table-row>
        <table:table-row table:style-name="TableRow581">
          <table:table-cell table:style-name="TableCell582">
            <text:p text:style-name="P583">Powtarzalność</text:p>
          </table:table-cell>
          <table:table-cell table:style-name="TableCell584">
            <text:p text:style-name="P585">Zawsze</text:p>
          </table:table-cell>
        </table:table-row>
        <table:table-row table:style-name="TableRow586">
          <table:table-cell table:style-name="TableCell587">
            <text:p text:style-name="P588">Środowisko testowe</text:p>
          </table:table-cell>
          <table:table-cell table:style-name="TableCell589">
            <text:p text:style-name="P590">Google Chrome Wersja 81.0.4044.138, Opera Wersja 68.0.3618.125, Fire Fox Wersja 76.0.1, Microsoft Edge Wersja 44.18362.449.0</text:p>
          </table:table-cell>
        </table:table-row>
        <table:table-row table:style-name="TableRow591">
          <table:table-cell table:style-name="TableCell592">
            <text:p text:style-name="P593">Załączniki</text:p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Komentarze/uwagi</text:p>
          </table:table-cell>
          <table:table-cell table:style-name="TableCell599">
            <text:p text:style-name="P60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01">
        <table:table-columns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P606">ID</text:p>
          </table:table-cell>
          <table:table-cell table:style-name="TableCell607">
            <text:p text:style-name="P608">9.</text:p>
          </table:table-cell>
        </table:table-row>
        <table:table-row table:style-name="TableRow609">
          <table:table-cell table:style-name="TableCell610">
            <text:p text:style-name="P611">Nazwa</text:p>
          </table:table-cell>
          <table:table-cell table:style-name="TableCell612">
            <text:p text:style-name="P613">Nieprawidłowe dane adresowe w przeglądarce Opera, IE, Chrome, FF</text:p>
          </table:table-cell>
        </table:table-row>
        <table:table-row table:style-name="TableRow614">
          <table:table-cell table:style-name="TableCell615">
            <text:p text:style-name="P616">Warunki wstępne</text:p>
          </table:table-cell>
          <table:table-cell table:style-name="TableCell617">
            <text:p text:style-name="P618">https://fashion.kingapp.pl/pl</text:p>
          </table:table-cell>
        </table:table-row>
        <table:table-row table:style-name="TableRow619">
          <table:table-cell table:style-name="TableCell620">
            <text:p text:style-name="P621">Dane testowe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>Szczegółowy opis</text:p>
          </table:table-cell>
          <table:table-cell table:style-name="TableCell627">
            <text:p text:style-name="TableContents"><text:span text:style-name="T628">Wchodzimy na stronę główną <text:s/></text:span><text:a xlink:href="https://fashion.kingapp.pl/pl" office:target-frame-name="_top" xlink:show="replace"><text:span text:style-name="T629">https://fashion.kingapp.pl/pl</text:span></text:a><text:span text:style-name="T630">.</text:span></text:p>
            <text:p text:style-name="TableContents"><text:span text:style-name="T631">Scrollujemy na dół strony.</text:span></text:p>
            <text:p text:style-name="TableContents"><text:span text:style-name="T632">Dane adresowe:<text:s/></text:span><text:span text:style-name="T633">Ulicaxyz GdańskaGdańskGdańsk 1212-123xyz GdańskGdańskGdańskGdańsk</text:span><text:span text:style-name="T634">.</text:span></text:p>
          </table:table-cell>
        </table:table-row>
        <table:table-row table:style-name="TableRow635">
          <table:table-cell table:style-name="TableCell636">
            <text:p text:style-name="P637">Rzeczywisty rezultat</text:p>
          </table:table-cell>
          <table:table-cell table:style-name="TableCell638">
            <text:p text:style-name="TableContents"><text:span text:style-name="T639">Dane adresowe:<text:s/></text:span><text:span text:style-name="T640">Ulicaxyz GdańskaGdańskGdańsk 1212-123xyz GdańskGdańskGdańskGdańsk</text:span><text:span text:style-name="T641">.</text:span></text:p>
          </table:table-cell>
        </table:table-row>
        <table:table-row table:style-name="TableRow642">
          <table:table-cell table:style-name="TableCell643">
            <text:p text:style-name="P644">Oczekiwany rezultat</text:p>
          </table:table-cell>
          <table:table-cell table:style-name="TableCell645">
            <text:p text:style-name="TableContents"><text:span text:style-name="T646">Dane adresowe:<text:s/></text:span><text:span text:style-name="T647">Ulica Gdańska 1212-123 Gdańsk</text:span><text:s/>(Przeglądarka Edge)</text:p>
          </table:table-cell>
        </table:table-row>
        <table:table-row table:style-name="TableRow648">
          <table:table-cell table:style-name="TableCell649">
            <text:p text:style-name="P650">Priorytet</text:p>
          </table:table-cell>
          <table:table-cell table:style-name="TableCell651">
            <text:p text:style-name="P652">średni</text:p>
          </table:table-cell>
        </table:table-row>
        <table:table-row table:style-name="TableRow653">
          <table:table-cell table:style-name="TableCell654">
            <text:p text:style-name="P655">Powtarzalność</text:p>
          </table:table-cell>
          <table:table-cell table:style-name="TableCell656">
            <text:p text:style-name="P657">Zawsze</text:p>
          </table:table-cell>
        </table:table-row>
        <table:table-row table:style-name="TableRow658">
          <table:table-cell table:style-name="TableCell659">
            <text:p text:style-name="P660">Środowisko testowe</text:p>
          </table:table-cell>
          <table:table-cell table:style-name="TableCell661">
            <text:p text:style-name="P662">Google Chrome Wersja 81.0.4044.138, Opera Wersja 68.0.3618.125, Fire Fox Wersja 76.0.1, Microsoft Edge Wersja<text:s/>44.18362.449.0</text:p>
          </table:table-cell>
        </table:table-row>
        <table:table-row table:style-name="TableRow663">
          <table:table-cell table:style-name="TableCell664">
            <text:p text:style-name="P665">Załączniki</text:p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Komentarze/uwagi</text:p>
          </table:table-cell>
          <table:table-cell table:style-name="TableCell671">
            <text:p text:style-name="P672">Błąd występuje w przeglądarce Opera, IE, Chrome, FF.</text:p>
          </table:table-cell>
        </table:table-row>
      </table:table>
      <text:p text:style-name="Standard"/>
      <text:p text:style-name="Standard"/>
      <text:p text:style-name="Standard"/>
      <table:table table:style-name="Table673">
        <table:table-columns>
          <table:table-column table:style-name="TableColumn674"/>
          <table:table-column table:style-name="TableColumn675"/>
        </table:table-columns>
        <table:table-row table:style-name="TableRow676">
          <table:table-cell table:style-name="TableCell677">
            <text:p text:style-name="P678">ID</text:p>
          </table:table-cell>
          <table:table-cell table:style-name="TableCell679">
            <text:p text:style-name="P680">10.</text:p>
          </table:table-cell>
        </table:table-row>
        <table:table-row table:style-name="TableRow681">
          <table:table-cell table:style-name="TableCell682">
            <text:p text:style-name="P683">Nazwa</text:p>
          </table:table-cell>
          <table:table-cell table:style-name="TableCell684">
            <text:p text:style-name="P685">Brak tłumaczenia niektórych słów po wyborze języka: English lub Deutsch</text:p>
          </table:table-cell>
        </table:table-row>
        <table:table-row table:style-name="TableRow686">
          <table:table-cell table:style-name="TableCell687">
            <text:p text:style-name="P688">Warunki wstępne</text:p>
          </table:table-cell>
          <table:table-cell table:style-name="TableCell689">
            <text:p text:style-name="P690">https://fashion.kingapp.pl/pl</text:p>
          </table:table-cell>
        </table:table-row>
        <table:table-row table:style-name="TableRow691">
          <table:table-cell table:style-name="TableCell692">
            <text:p text:style-name="P693">Dane testowe</text:p>
          </table:table-cell>
          <table:table-cell table:style-name="TableCell694">
            <text:p text:style-name="P695"/>
          </table:table-cell>
        </table:table-row>
        <table:table-row table:style-name="TableRow696">
          <table:table-cell table:style-name="TableCell697">
            <text:p text:style-name="P698">Szczegółowy opis</text:p>
          </table:table-cell>
          <table:table-cell table:style-name="TableCell699">
            <text:p text:style-name="TableContents"><text:span text:style-name="T700">Wchodzimy na stronę główną <text:s/></text:span><text:a xlink:href="https://fashion.kingapp.pl/pl" office:target-frame-name="_top" xlink:show="replace"><text:span text:style-name="T701">https://fashion.kingapp.pl/pl</text:span></text:a><text:span text:style-name="T702">.</text:span></text:p>
            <text:p text:style-name="P703">Klikamy na ikonę wyboru języka.</text:p>
            <text:p text:style-name="P704">Wybieramy English.</text:p>
            <text:p text:style-name="P705">Niektóre wyrazy nie zostały przetłumaczone na angielski (English).</text:p>
            <text:p text:style-name="P706">Klikamy na ikonę wyboru języka.</text:p>
            <text:p text:style-name="TableContents"><text:span text:style-name="T707">Wybieramy Deutsch.</text:span></text:p>
            <text:p text:style-name="TableContents"><text:span text:style-name="T708">Niektóre wyrazy nie zostały przetłumaczone na niemiecki (Deutsch).</text:span></text:p>
          </table:table-cell>
        </table:table-row>
        <table:table-row table:style-name="TableRow709">
          <table:table-cell table:style-name="TableCell710">
            <text:p text:style-name="P711">Rzeczywisty rezultat</text:p>
          </table:table-cell>
          <table:table-cell table:style-name="TableCell712">
            <text:p text:style-name="P713">Po zmianie języka niektóre wyrazy nie zostały przetłumaczone na Englisch/Deutsch</text:p>
          </table:table-cell>
        </table:table-row>
        <table:table-row table:style-name="TableRow714">
          <table:table-cell table:style-name="TableCell715">
            <text:p text:style-name="P716">Oczekiwany rezultat</text:p>
          </table:table-cell>
          <table:table-cell table:style-name="TableCell717">
            <text:p text:style-name="TableContents"><text:span text:style-name="T718">Po zmianie języka wszystkie wyrazy powinny zosta przetłumaczone na Englisch/Deutsch</text:span></text:p>
          </table:table-cell>
        </table:table-row>
        <table:table-row table:style-name="TableRow719">
          <table:table-cell table:style-name="TableCell720">
            <text:p text:style-name="P721">Priorytet</text:p>
          </table:table-cell>
          <table:table-cell table:style-name="TableCell722">
            <text:p text:style-name="P723">średni</text:p>
          </table:table-cell>
        </table:table-row>
        <table:table-row table:style-name="TableRow724">
          <table:table-cell table:style-name="TableCell725">
            <text:p text:style-name="P726">Powtarzalność</text:p>
          </table:table-cell>
          <table:table-cell table:style-name="TableCell727">
            <text:p text:style-name="P728">Zawsze</text:p>
          </table:table-cell>
        </table:table-row>
        <table:table-row table:style-name="TableRow729">
          <table:table-cell table:style-name="TableCell730">
            <text:p text:style-name="P731">Środowisko testowe</text:p>
          </table:table-cell>
          <table:table-cell table:style-name="TableCell732">
            <text:p text:style-name="P733">Google Chrome Wersja 81.0.4044.138, Opera Wersja<text:s/>68.0.3618.125, Fire Fox Wersja 76.0.1, Microsoft Edge Wersja 44.18362.449.0</text:p>
          </table:table-cell>
        </table:table-row>
        <table:table-row table:style-name="TableRow734">
          <table:table-cell table:style-name="TableCell735">
            <text:p text:style-name="P736">Załączniki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Komentarze/uwagi</text:p>
          </table:table-cell>
          <table:table-cell table:style-name="TableCell742">
            <text:p text:style-name="P743"/>
          </table:table-cell>
        </table:table-row>
      </table:table>
      <text:p text:style-name="Standard"/>
      <text:p text:style-name="Standard"/>
      <text:p text:style-name="Standard"/>
      <table:table table:style-name="Table744">
        <table:table-columns>
          <table:table-column table:style-name="TableColumn745"/>
          <table:table-column table:style-name="TableColumn746"/>
        </table:table-columns>
        <table:table-row table:style-name="TableRow747">
          <table:table-cell table:style-name="TableCell748">
            <text:p text:style-name="P749">ID</text:p>
          </table:table-cell>
          <table:table-cell table:style-name="TableCell750">
            <text:p text:style-name="P751">11.</text:p>
          </table:table-cell>
        </table:table-row>
        <table:table-row table:style-name="TableRow752">
          <table:table-cell table:style-name="TableCell753">
            <text:p text:style-name="P754">Nazwa</text:p>
          </table:table-cell>
          <table:table-cell table:style-name="TableCell755">
            <text:p text:style-name="P756">Nieprawidłowe napisy po kliknięciu w zdjęcie z napisem WYSYŁKA na stronie głównej</text:p>
          </table:table-cell>
        </table:table-row>
        <table:table-row table:style-name="TableRow757">
          <table:table-cell table:style-name="TableCell758">
            <text:p text:style-name="P759">Warunki wstępne</text:p>
          </table:table-cell>
          <table:table-cell table:style-name="TableCell760">
            <text:p text:style-name="P761">https://fashion.kingapp.pl/pl</text:p>
          </table:table-cell>
        </table:table-row>
        <table:table-row table:style-name="TableRow762">
          <table:table-cell table:style-name="TableCell763">
            <text:p text:style-name="P764">Dane testowe</text:p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Szczegółowy opis</text:p>
          </table:table-cell>
          <table:table-cell table:style-name="TableCell770">
            <text:p text:style-name="TableContents"><text:span text:style-name="T771">Wchodzimy na stronę główną <text:s/></text:span><text:a xlink:href="https://fashion.kingapp.pl/pl" office:target-frame-name="_top" xlink:show="replace"><text:span text:style-name="T772">https://fashion.kingapp.pl/pl</text:span></text:a><text:span text:style-name="T773">.</text:span></text:p>
            <text:p text:style-name="TableContents"><text:span text:style-name="T774">Scrollujemy. Klikamy na zdjęcie z napisem WYSYŁKA.<text:s/></text:span><text:span text:style-name="T775">Przekierowuje nas na<text:s/></text:span><text:a xlink:href="https://fashion.kingapp.pl/pl/wysylka" office:target-frame-name="_top" xlink:show="replace">https://fashion.kingapp.pl/pl/wysylka</text:a><text:span text:style-name="T776">, ale otrzymujemy komunikat: translationMissing</text:span></text:p>
          </table:table-cell>
        </table:table-row>
        <table:table-row table:style-name="TableRow777">
          <table:table-cell table:style-name="TableCell778">
            <text:p text:style-name="P779">Rzeczywisty rezultat</text:p>
          </table:table-cell>
          <table:table-cell table:style-name="TableCell780">
            <text:p text:style-name="TableContents"><text:span text:style-name="T781">Po kliknięciu na zdjęcie z napisem WY</text:span><text:span text:style-name="T782">SYŁKA, przekierowuje nas na<text:s/></text:span><text:a xlink:href="https://fashion.kingapp.pl/pl/wysylka" office:target-frame-name="_top" xlink:show="replace"><text:span text:style-name="T783">https://fashion.kingapp.pl/pl/wysylka</text:span></text:a><text:span text:style-name="T784">, ale otrzymujemy napis: translationMissing.</text:span></text:p>
          </table:table-cell>
        </table:table-row>
        <table:table-row table:style-name="TableRow785">
          <table:table-cell table:style-name="TableCell786">
            <text:p text:style-name="P787">Oczekiwany rezultat</text:p>
          </table:table-cell>
          <table:table-cell table:style-name="TableCell788">
            <text:p text:style-name="TableContents"><text:span text:style-name="T789">Po kliknięciu na zdjęcie z napisem<text:s/></text:span><text:span text:style-name="T790">WYSYŁKA, przekierowuje nas na<text:s/></text:span><text:a xlink:href="https://fashion.kingapp.pl/pl/wysylka" office:target-frame-name="_top" xlink:show="replace">https://fashion.kingapp.pl/pl/wysylka</text:a><text:span text:style-name="T791">, nie powinniśmy otrzymać napisu: translationMissing</text:span></text:p>
          </table:table-cell>
        </table:table-row>
        <table:table-row table:style-name="TableRow792">
          <table:table-cell table:style-name="TableCell793">
            <text:p text:style-name="P794">Priorytet</text:p>
          </table:table-cell>
          <table:table-cell table:style-name="TableCell795">
            <text:p text:style-name="P796">średni</text:p>
          </table:table-cell>
        </table:table-row>
        <table:table-row table:style-name="TableRow797">
          <table:table-cell table:style-name="TableCell798">
            <text:p text:style-name="P799">Powtarzalność</text:p>
          </table:table-cell>
          <table:table-cell table:style-name="TableCell800">
            <text:p text:style-name="P801">Zawsze</text:p>
          </table:table-cell>
        </table:table-row>
        <table:table-row table:style-name="TableRow802">
          <table:table-cell table:style-name="TableCell803">
            <text:p text:style-name="P804">Środowisko testowe</text:p>
          </table:table-cell>
          <table:table-cell table:style-name="TableCell805">
            <text:p text:style-name="P806">Google Chrome Wersja 81.0.4044.138, Opera Wersja 68.0.3618.125, Fire Fox Wersja 76.0.1, Microsoft Edge<text:s/>Wersja 44.18362.449.0</text:p>
          </table:table-cell>
        </table:table-row>
        <table:table-row table:style-name="TableRow807">
          <table:table-cell table:style-name="TableCell808">
            <text:p text:style-name="P809">Załączniki</text:p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>
            <text:p text:style-name="P814">Komentarze/uwagi</text:p>
          </table:table-cell>
          <table:table-cell table:style-name="TableCell815">
            <text:p text:style-name="P81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17">
        <table:table-columns>
          <table:table-column table:style-name="TableColumn818"/>
          <table:table-column table:style-name="TableColumn819"/>
        </table:table-columns>
        <table:table-row table:style-name="TableRow820">
          <table:table-cell table:style-name="TableCell821">
            <text:p text:style-name="P822">ID</text:p>
          </table:table-cell>
          <table:table-cell table:style-name="TableCell823">
            <text:p text:style-name="P824">12.</text:p>
          </table:table-cell>
        </table:table-row>
        <table:table-row table:style-name="TableRow825">
          <table:table-cell table:style-name="TableCell826">
            <text:p text:style-name="P827">Nazwa</text:p>
          </table:table-cell>
          <table:table-cell table:style-name="TableCell828">
            <text:p text:style-name="P829">Błędny komunikat po kliknięciu na Dodaj do ulubionych</text:p>
          </table:table-cell>
        </table:table-row>
        <table:table-row table:style-name="TableRow830">
          <table:table-cell table:style-name="TableCell831">
            <text:p text:style-name="P832">Warunki wstępne</text:p>
          </table:table-cell>
          <table:table-cell table:style-name="TableCell833">
            <text:p text:style-name="P834">https://fashion.kingapp.pl/pl</text:p>
          </table:table-cell>
        </table:table-row>
        <table:table-row table:style-name="TableRow835">
          <table:table-cell table:style-name="TableCell836">
            <text:p text:style-name="P837">Dane testowe</text:p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Szczegółowy opis</text:p>
          </table:table-cell>
          <table:table-cell table:style-name="TableCell843">
            <text:p text:style-name="TableContents"><text:span text:style-name="T844">Wchodzimy na stronę<text:s/></text:span><text:span text:style-name="T845">główną <text:s/></text:span><text:a xlink:href="https://fashion.kingapp.pl/pl" office:target-frame-name="_top" xlink:show="replace"><text:span text:style-name="T846">https://fashion.kingapp.pl/pl</text:span></text:a><text:span text:style-name="T847">.</text:span></text:p>
            <text:p text:style-name="TableContents"><text:span text:style-name="T848">Klikamy na listingu kategorii w ODZIEŻ DAMSKA. Wybieramy: sukienka okolicznościowa wieczorowa z szyfonu wzór trapezowy, duże<text:s/></text:span><text:span text:style-name="T849">rozmiary M do 3XL. Klikamy na DODAJ DO ULUBIONYCH. Pojawia się pop-up z informacją: Produkt dodano do koszyka.</text:span></text:p>
          </table:table-cell>
        </table:table-row>
        <table:table-row table:style-name="TableRow850">
          <table:table-cell table:style-name="TableCell851">
            <text:p text:style-name="P852">Rzeczywisty rezultat</text:p>
          </table:table-cell>
          <table:table-cell table:style-name="TableCell853">
            <text:p text:style-name="P854">Po kliknięciu na DODAJ DO ULUBIONYCH, pojawia się pop-up z informacją: Produkt dodano do koszyka.</text:p>
          </table:table-cell>
        </table:table-row>
        <table:table-row table:style-name="TableRow855">
          <table:table-cell table:style-name="TableCell856">
            <text:p text:style-name="P857">Oczekiwany rezultat</text:p>
          </table:table-cell>
          <table:table-cell table:style-name="TableCell858">
            <text:p text:style-name="TableContents"><text:span text:style-name="T859">Po k</text:span><text:span text:style-name="T860">liknięciu na DODAJ DO ULUBIONYCH, powinien pojawi się pop-up ale z inną informacją, np. Produkt dodano do ulubionych.</text:span></text:p>
          </table:table-cell>
        </table:table-row>
        <table:table-row table:style-name="TableRow861">
          <table:table-cell table:style-name="TableCell862">
            <text:p text:style-name="P863">Priorytet</text:p>
          </table:table-cell>
          <table:table-cell table:style-name="TableCell864">
            <text:p text:style-name="P865">średni</text:p>
          </table:table-cell>
        </table:table-row>
        <table:table-row table:style-name="TableRow866">
          <table:table-cell table:style-name="TableCell867">
            <text:p text:style-name="P868">Powtarzalność</text:p>
          </table:table-cell>
          <table:table-cell table:style-name="TableCell869">
            <text:p text:style-name="P870">Zawsze</text:p>
          </table:table-cell>
        </table:table-row>
        <table:table-row table:style-name="TableRow871">
          <table:table-cell table:style-name="TableCell872">
            <text:p text:style-name="P873">Środowisko testowe</text:p>
          </table:table-cell>
          <table:table-cell table:style-name="TableCell874">
            <text:p text:style-name="P875">Google Chrome Wersja 81.0.4044.138, Opera Wersja 68.0.3618.125, Fire Fox<text:s/>Wersja 76.0.1, Microsoft Edge Wersja 44.18362.449.0</text:p>
          </table:table-cell>
        </table:table-row>
        <table:table-row table:style-name="TableRow876">
          <table:table-cell table:style-name="TableCell877">
            <text:p text:style-name="P878">Załączniki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Komentarze/uwagi</text:p>
          </table:table-cell>
          <table:table-cell table:style-name="TableCell884">
            <text:p text:style-name="P885">Po ponownym kliknięciu na <text:s/>DODAJ DO ULUBIONYCH (kiedy ikona serduszka jest czerwona), znowu pojawia się pop-up z informacją: Produkt dodano do koszyk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86">
        <table:table-columns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>
            <text:p text:style-name="P891">ID</text:p>
          </table:table-cell>
          <table:table-cell table:style-name="TableCell892">
            <text:p text:style-name="P893">13.</text:p>
          </table:table-cell>
        </table:table-row>
        <table:table-row table:style-name="TableRow894">
          <table:table-cell table:style-name="TableCell895">
            <text:p text:style-name="P896">Nazwa</text:p>
          </table:table-cell>
          <table:table-cell table:style-name="TableCell897">
            <text:p text:style-name="P898">Nieprawidłowa walidacja pola imię i pola numer domu w formularzu rejestracyjnym</text:p>
          </table:table-cell>
        </table:table-row>
        <table:table-row table:style-name="TableRow899">
          <table:table-cell table:style-name="TableCell900">
            <text:p text:style-name="P901">Warunki wstępne</text:p>
          </table:table-cell>
          <table:table-cell table:style-name="TableCell902">
            <text:p text:style-name="P903">https://fashion.kingapp.pl/pl</text:p>
          </table:table-cell>
        </table:table-row>
        <table:table-row table:style-name="TableRow904">
          <table:table-cell table:style-name="TableCell905">
            <text:p text:style-name="P906">Dane testowe</text:p>
          </table:table-cell>
          <table:table-cell table:style-name="TableCell907">
            <text:p text:style-name="P908">Dane rejestracyjne: imię: test!!</text:p>
            <text:p text:style-name="P909">nazwisko: test!!</text:p>
            <text:p text:style-name="TableContents"><text:span text:style-name="T910">email:<text:s/></text:span><text:a xlink:href="mailto:test1@test.pl" office:target-frame-name="_top" xlink:show="replace"><text:span text:style-name="T911">test1@test.pl</text:span></text:a></text:p>
            <text:p text:style-name="P912">hasło: Test123~!</text:p>
            <text:p text:style-name="P913">powtórz hasło: Test123~!</text:p>
            <text:p text:style-name="P914">Region: test!</text:p>
            <text:p text:style-name="P915">Miasto: test!</text:p>
            <text:p text:style-name="P916">Ulica: test!</text:p>
            <text:p text:style-name="P917">Numer domu: test!</text:p>
            <text:p text:style-name="P918">Kod pocztowy: 12-645</text:p>
          </table:table-cell>
        </table:table-row>
        <table:table-row table:style-name="TableRow919">
          <table:table-cell table:style-name="TableCell920">
            <text:p text:style-name="P921">Szczegółowy opis</text:p>
          </table:table-cell>
          <table:table-cell table:style-name="TableCell922">
            <text:p text:style-name="TableContents"><text:span text:style-name="T923">Wchodzimy na stronę główną <text:s/></text:span><text:a xlink:href="https://fashion.kingapp.pl/pl" office:target-frame-name="_top" xlink:show="replace"><text:span text:style-name="T924">https://fashion.kingapp.pl/pl</text:span></text:a><text:span text:style-name="T925">.</text:span></text:p>
            <text:p text:style-name="P926">Klikamy na Zaloguj się / Rejestracja.</text:p>
            <text:p text:style-name="P927">W pole imię wpisujemy test!!</text:p>
            <text:p text:style-name="P928">W pole nazwisko wpisujemy test!!</text:p>
            <text:p text:style-name="TableContents"><text:span text:style-name="T929">W pole e-mail wpisujemy<text:s/></text:span><text:a xlink:href="mailto:test1@test.pl" office:target-frame-name="_top" xlink:show="replace"><text:span text:style-name="T930">test1@test.pl</text:span></text:a></text:p>
            <text:p text:style-name="P931">W pole hasło wpisujemy Test123~!</text:p>
            <text:p text:style-name="P932">W pole powtórz hasło wpisujemy Test123~!</text:p>
            <text:p text:style-name="P933">W pole region wpisujemy test!</text:p>
            <text:p text:style-name="P934">W pole miasto wpisujemy test!</text:p>
            <text:p text:style-name="P935">W pole ulica wpisujemy test!</text:p>
            <text:p text:style-name="P936">W pole<text:s/>numer domu wpisujemy test!</text:p>
            <text:p text:style-name="P937">W pole kod pocztowy wpisujemy 12-645</text:p>
            <text:p text:style-name="P938">Zaznaczamy kwadrat dotyczący Zgadzam się z Regulamin i Polityka prywatności.</text:p>
            <text:p text:style-name="TableContents"><text:span text:style-name="T939">Klikamy w przycisk Zarejestruj się.</text:span></text:p>
            <text:p text:style-name="TableContents"><text:span text:style-name="T940">Dostajemy komunikat: Twoje konto zostało zarejestrowane. Wysłaliśmy Ci e-mail p</text:span><text:span text:style-name="T941">otwierdzający. Zapraszamy do korzystania z naszego serwisu.</text:span></text:p>
          </table:table-cell>
        </table:table-row>
        <table:table-row table:style-name="TableRow942">
          <table:table-cell table:style-name="TableCell943">
            <text:p text:style-name="P944">Rzeczywisty rezultat</text:p>
          </table:table-cell>
          <table:table-cell table:style-name="TableCell945">
            <text:p text:style-name="P946">Po wprowadzeniu danych do rejestracji i kliknięciu przycisku Zarejestruj otrzymujemy komunikat: <text:s/>Twoje konto zostało zarejestrowane. Wysłaliśmy Ci e-mail<text:s/>potwierdzający. Zapraszamy do korzystania z naszego serwisu.</text:p>
          </table:table-cell>
        </table:table-row>
        <table:table-row table:style-name="TableRow947">
          <table:table-cell table:style-name="TableCell948">
            <text:p text:style-name="P949">Oczekiwany rezultat</text:p>
          </table:table-cell>
          <table:table-cell table:style-name="TableCell950">
            <text:p text:style-name="P951">Po wprowadzeniu danych do rejestracji i kliknięciu przycisku Zarejestruj, powinniśmy zostać poproszenie przez system o poprawę pola imię, ponieważ <text:s/>wprowadziliśmy test!! (imię nie powinno zawierać znaków specjalnych) oraz pola numer domu, bo wprowadziliśmy test! (jak sama nazwa wskazuje jednym ze znaków w numerze domu powinna być liczba)</text:p>
          </table:table-cell>
        </table:table-row>
        <table:table-row table:style-name="TableRow952">
          <table:table-cell table:style-name="TableCell953">
            <text:p text:style-name="P954">Priorytet</text:p>
          </table:table-cell>
          <table:table-cell table:style-name="TableCell955">
            <text:p text:style-name="P956">średni</text:p>
          </table:table-cell>
        </table:table-row>
        <table:table-row table:style-name="TableRow957">
          <table:table-cell table:style-name="TableCell958">
            <text:p text:style-name="P959">Powtarzalność</text:p>
          </table:table-cell>
          <table:table-cell table:style-name="TableCell960">
            <text:p text:style-name="P961">Zawsze</text:p>
          </table:table-cell>
        </table:table-row>
        <table:table-row table:style-name="TableRow962">
          <table:table-cell table:style-name="TableCell963">
            <text:p text:style-name="P964">Środowisko testowe</text:p>
          </table:table-cell>
          <table:table-cell table:style-name="TableCell965">
            <text:p text:style-name="P966">Google Chrome Wersja<text:s/>81.0.4044.138, Opera Wersja 68.0.3618.125, Fire Fox Wersja 76.0.1, Microsoft Edge Wersja 44.18362.449.0</text:p>
          </table:table-cell>
        </table:table-row>
        <table:table-row table:style-name="TableRow967">
          <table:table-cell table:style-name="TableCell968">
            <text:p text:style-name="P969">Załączniki</text:p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>Komentarze/uwagi</text:p>
          </table:table-cell>
          <table:table-cell table:style-name="TableCell975">
            <text:p text:style-name="P976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977">
        <table:table-columns>
          <table:table-column table:style-name="TableColumn978"/>
          <table:table-column table:style-name="TableColumn979"/>
        </table:table-columns>
        <table:table-row table:style-name="TableRow980">
          <table:table-cell table:style-name="TableCell981">
            <text:p text:style-name="P982">ID</text:p>
          </table:table-cell>
          <table:table-cell table:style-name="TableCell983">
            <text:p text:style-name="P984">14.</text:p>
          </table:table-cell>
        </table:table-row>
        <table:table-row table:style-name="TableRow985">
          <table:table-cell table:style-name="TableCell986">
            <text:p text:style-name="P987">Nazwa</text:p>
          </table:table-cell>
          <table:table-cell table:style-name="TableCell988">
            <text:p text:style-name="P989">Nie wszystkie produkty można doda do koszyka (zwiększy ilość sztuk, które użytkownik chce<text:s/>zamówić)</text:p>
          </table:table-cell>
        </table:table-row>
        <table:table-row table:style-name="TableRow990">
          <table:table-cell table:style-name="TableCell991">
            <text:p text:style-name="P992">Warunki wstępne</text:p>
          </table:table-cell>
          <table:table-cell table:style-name="TableCell993">
            <text:p text:style-name="TableContents"><text:a xlink:href="https://fashion.kingapp.pl/pl" office:target-frame-name="_top" xlink:show="replace"><text:span text:style-name="T994">https://fashion.kingapp.pl/pl</text:span></text:a></text:p>
            <text:p text:style-name="TableContents"><text:span text:style-name="T995">Użytkownik jest zalogowany ( login:<text:s/></text:span><text:a xlink:href="mailto:mgz20353@bcaoo.com" office:target-frame-name="_top" xlink:show="replace"><text:span text:style-name="T996">mgz20353@bcaoo.com</text:span></text:a><text:span text:style-name="T997"><text:s/>hasło: Test1234!$)</text:span></text:p>
          </table:table-cell>
        </table:table-row>
        <table:table-row table:style-name="TableRow998">
          <table:table-cell table:style-name="TableCell999">
            <text:p text:style-name="P1000">Dane testowe</text:p>
          </table:table-cell>
          <table:table-cell table:style-name="TableCell1001">
            <text:p text:style-name="P1002"/>
          </table:table-cell>
        </table:table-row>
        <table:table-row table:style-name="TableRow1003">
          <table:table-cell table:style-name="TableCell1004">
            <text:p text:style-name="P1005">Szczegółowy opis</text:p>
          </table:table-cell>
          <table:table-cell table:style-name="TableCell1006">
            <text:p text:style-name="TableContents"><text:span text:style-name="T1007">Wchodzimy na stronę główną <text:s/></text:span><text:a xlink:href="https://fashion.kingapp/" office:target-frame-name="_top" xlink:show="replace">https://fashion.kingapp</text:a><text:span text:style-name="T1008">. Użytkownik jest zalogowany. Wybieramy ODZIEŻ DAMSKA. Klikamy na<text:s/></text:span><text:span text:style-name="T1009">Sukienka okolicznościowa wieczorowa z szyfonu wzór trapezowy, duże rozmiary M do 3XL. Wybie</text:span><text:span text:style-name="T1010">ramy kolor czarny. Klikamy jeden (dwa) raz na znak +. Dodajemy do koszyka. Klikamy na NOWOŚCI w listingu kategorii. Wybieramy Sukienki we wszystkich kolorach. Klikamy zielony kwadracik. Klikamy jeden (dwa) raz na znak +. Dodajemy do koszyka.</text:span></text:p>
            <text:p text:style-name="TableContents"><text:span text:style-name="T1011"><text:s/>Klikamy na OD</text:span><text:span text:style-name="T1012">ZIEŻ DAMSKA w listingu kategorii. Wybieramy Czarna sukienka z głębokim dekoltem</text:span><text:span text:style-name="T1013"><text:s/>.</text:span><text:span text:style-name="T1014"><text:s/>Klikamy czarny kwadracik. Klikamy jeden raz na znak +. Dodajemy do koszyka.</text:span></text:p>
            <text:p text:style-name="TableContents"><text:span text:style-name="T1015">Klikamy na ODZIEŻ DAMSKA w listingu kategorii. Wybieramy Lekka sukienka z motywem kwiatowym Joanna</text:span><text:span text:style-name="T1016"><text:s/>Sejno rozm. 36-48<text:s/></text:span><text:span text:style-name="T1017">.</text:span><text:span text:style-name="T1018"><text:s/>Klikamy zielony kwadracik. Klikamy jeden (dwa) raz na znak +. Dodajemy do koszyka.</text:span></text:p>
          </table:table-cell>
        </table:table-row>
        <table:table-row table:style-name="TableRow1019">
          <table:table-cell table:style-name="TableCell1020">
            <text:p text:style-name="P1021">Rzeczywisty rezultat</text:p>
          </table:table-cell>
          <table:table-cell table:style-name="TableCell1022">
            <text:p text:style-name="P1023">Po wybraniu odpowiedniego produktu (sukienki) nie można zwiększyć ilości sztuk produktu i dodać produkt do koszyka</text:p>
          </table:table-cell>
        </table:table-row>
        <table:table-row table:style-name="TableRow1024">
          <table:table-cell table:style-name="TableCell1025">
            <text:p text:style-name="P1026">Oczekiwany rezultat</text:p>
          </table:table-cell>
          <table:table-cell table:style-name="TableCell1027">
            <text:p text:style-name="TableContents"><text:span text:style-name="T1028">Po wybraniu odpowiedniego produktu (sukienki) użytkownik powinien mieć możliwość zwiększenia ilości sztuk produktu i dodać produkt do koszyka</text:span></text:p>
          </table:table-cell>
        </table:table-row>
        <table:table-row table:style-name="TableRow1029">
          <table:table-cell table:style-name="TableCell1030">
            <text:p text:style-name="P1031">Priorytet</text:p>
          </table:table-cell>
          <table:table-cell table:style-name="TableCell1032">
            <text:p text:style-name="P1033">średni</text:p>
          </table:table-cell>
        </table:table-row>
        <table:table-row table:style-name="TableRow1034">
          <table:table-cell table:style-name="TableCell1035">
            <text:p text:style-name="P1036">Powtarzalność</text:p>
          </table:table-cell>
          <table:table-cell table:style-name="TableCell1037">
            <text:p text:style-name="P1038">Zawsze</text:p>
          </table:table-cell>
        </table:table-row>
        <table:table-row table:style-name="TableRow1039">
          <table:table-cell table:style-name="TableCell1040">
            <text:p text:style-name="P1041">Środowisko testowe</text:p>
          </table:table-cell>
          <table:table-cell table:style-name="TableCell1042">
            <text:p text:style-name="P1043">Google Chrome Wersja<text:s/>81.0.4044.138, Opera Wersja 68.0.3618.125, Fire Fox Wersja 76.0.1, Microsoft Edge Wersja 44.18362.449.0</text:p>
          </table:table-cell>
        </table:table-row>
        <table:table-row table:style-name="TableRow1044">
          <table:table-cell table:style-name="TableCell1045">
            <text:p text:style-name="P1046">Załączniki</text:p>
          </table:table-cell>
          <table:table-cell table:style-name="TableCell1047">
            <text:p text:style-name="P1048"/>
          </table:table-cell>
        </table:table-row>
        <table:table-row table:style-name="TableRow1049">
          <table:table-cell table:style-name="TableCell1050">
            <text:p text:style-name="P1051">Komentarze/uwagi</text:p>
          </table:table-cell>
          <table:table-cell table:style-name="TableCell1052">
            <text:p text:style-name="P1053">Nie które produkty można doda do koszyka i zwiększyć ilość sztuk, które użytkownik chce zakupić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054">
        <table:table-columns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p text:style-name="P1059">ID</text:p>
          </table:table-cell>
          <table:table-cell table:style-name="TableCell1060">
            <text:p text:style-name="P1061">15.</text:p>
          </table:table-cell>
        </table:table-row>
        <table:table-row table:style-name="TableRow1062">
          <table:table-cell table:style-name="TableCell1063">
            <text:p text:style-name="P1064">Nazwa</text:p>
          </table:table-cell>
          <table:table-cell table:style-name="TableCell1065">
            <text:p text:style-name="P1066">Inny wygląd strony przy użyciu przeglądarki Internet Explorer niż pozostałych przeglądarek (FF, Chrome, Opera, Edge)</text:p>
          </table:table-cell>
        </table:table-row>
        <table:table-row table:style-name="TableRow1067">
          <table:table-cell table:style-name="TableCell1068">
            <text:p text:style-name="P1069">Warunki wstępne</text:p>
          </table:table-cell>
          <table:table-cell table:style-name="TableCell1070">
            <text:p text:style-name="TableContents"><text:a xlink:href="https://fashion.kingapp.pl/pl" office:target-frame-name="_top" xlink:show="replace"><text:span text:style-name="T1071">https://fashion.kingapp.pl/pl</text:span></text:a></text:p>
            <text:p text:style-name="P1072"/>
          </table:table-cell>
        </table:table-row>
        <table:table-row table:style-name="TableRow1073">
          <table:table-cell table:style-name="TableCell1074">
            <text:p text:style-name="P1075">Dane testowe</text:p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>Szczegółowy opis</text:p>
          </table:table-cell>
          <table:table-cell table:style-name="TableCell1081">
            <text:p text:style-name="TableContents"><text:span text:style-name="T1082">Wchodzimy na stronę główną <text:s/></text:span><text:a xlink:href="https://fashion.kingapp/" office:target-frame-name="_top" xlink:show="replace">https://fashion.kingapp</text:a><text:span text:style-name="T1083">.<text:s/></text:span><text:span text:style-name="T1084">Porównujemy wygląd strony przy użyciu przeglądarek.</text:span></text:p>
          </table:table-cell>
        </table:table-row>
        <table:table-row table:style-name="TableRow1085">
          <table:table-cell table:style-name="TableCell1086">
            <text:p text:style-name="P1087">Rzeczywisty rezultat</text:p>
          </table:table-cell>
          <table:table-cell table:style-name="TableCell1088">
            <text:p text:style-name="TableContents"><text:span text:style-name="T1089">Wygląd strony</text:span><text:span text:style-name="T1090"><text:s/>przy użyciu przeglądarki Internet Explorer różni się od <text:s/>wyglądu strony przy użyciu po</text:span><text:span text:style-name="T1091">zostałych przeglądarek (FF, Chrome, Opera, Edge)</text:span></text:p>
          </table:table-cell>
        </table:table-row>
        <table:table-row table:style-name="TableRow1092">
          <table:table-cell table:style-name="TableCell1093">
            <text:p text:style-name="P1094">Oczekiwany rezultat</text:p>
          </table:table-cell>
          <table:table-cell table:style-name="TableCell1095">
            <text:p text:style-name="TableContents"><text:span text:style-name="T1096">Wygląd strony</text:span><text:span text:style-name="T1097"><text:s/>przy użyciu różnych przeglądarek powinien być<text:s/></text:span><text:span text:style-name="T1098">taki sam</text:span></text:p>
          </table:table-cell>
        </table:table-row>
        <table:table-row table:style-name="TableRow1099">
          <table:table-cell table:style-name="TableCell1100">
            <text:p text:style-name="P1101">Priorytet</text:p>
          </table:table-cell>
          <table:table-cell table:style-name="TableCell1102">
            <text:p text:style-name="P1103">średni</text:p>
          </table:table-cell>
        </table:table-row>
        <table:table-row table:style-name="TableRow1104">
          <table:table-cell table:style-name="TableCell1105">
            <text:p text:style-name="P1106">Powtarzalność</text:p>
          </table:table-cell>
          <table:table-cell table:style-name="TableCell1107">
            <text:p text:style-name="P1108">Zawsze</text:p>
          </table:table-cell>
        </table:table-row>
        <table:table-row table:style-name="TableRow1109">
          <table:table-cell table:style-name="TableCell1110">
            <text:p text:style-name="P1111">Środowisko testowe</text:p>
          </table:table-cell>
          <table:table-cell table:style-name="TableCell1112">
            <text:p text:style-name="P1113">Google Chrome Wersja 81.0.4044.138, Opera Wersja 68.0.3618.125, Fire Fox Wersja 76.0.1, Microsoft Edge Wersja 44.18362.449.0, <text:s/>Internet Explorer11 Wersja 11.836.18362.0</text:p>
          </table:table-cell>
        </table:table-row>
        <table:table-row table:style-name="TableRow1114">
          <table:table-cell table:style-name="TableCell1115">
            <text:p text:style-name="P1116">Załączniki</text:p>
          </table:table-cell>
          <table:table-cell table:style-name="TableCell1117">
            <text:p text:style-name="P1118">4.png, 5.png</text:p>
          </table:table-cell>
        </table:table-row>
        <table:table-row table:style-name="TableRow1119">
          <table:table-cell table:style-name="TableCell1120">
            <text:p text:style-name="P1121">Komentarze/uwagi</text:p>
          </table:table-cell>
          <table:table-cell table:style-name="TableCell1122">
            <text:p text:style-name="TableContents"><text:span text:style-name="T1123">Załączniki: porównanie wyglądu strony<text:s/></text:span><text:a xlink:href="https://fashion.kingapp.pl/pl" office:target-frame-name="_top" xlink:show="replace"><text:span text:style-name="T1124">https://fashion.kingapp.pl/pl</text:span></text:a><text:span text:style-name="T1125"><text:s/>przy użyciu przeglądarki Fire Fox oraz przeglądarki Internet Explorer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Regular" svg:font-family="Regula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tarzyna Ratajczak</dc:creator>
    <meta:creation-date>2020-09-06T11:36:00Z</meta:creation-date>
    <dc:date>2023-04-22T06:59:00Z</dc:date>
    <meta:template xlink:href="Normal.dotm" xlink:type="simple"/>
    <meta:editing-cycles>50</meta:editing-cycles>
    <meta:editing-duration>PT46260S</meta:editing-duration>
    <meta:document-statistic meta:page-count="1" meta:paragraph-count="33" meta:word-count="2431" meta:character-count="16989" meta:row-count="121" meta:non-whitespace-character-count="14591"/>
  </office:meta>
</office:document-meta>
</file>